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number text:level="1" style:num-suffix=")" style:num-format="a" style:num-letter-sync="true"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list-style-name="LFO1" style:family="paragraph">
      <style:paragraph-properties fo:break-before="page"/>
    </style:style>
    <style:style style:name="P2" style:parent-style-name="Listenabsatz" style:list-style-name="LFO2" style:family="paragraph"/>
    <style:style style:name="P3" style:parent-style-name="Listenabsatz" style:list-style-name="LFO2" style:family="paragraph"/>
    <style:style style:name="P4" style:parent-style-name="Listenabsatz" style:list-style-name="LFO2" style:family="paragraph"/>
    <style:style style:name="P5" style:parent-style-name="Listenabsatz" style:list-style-name="LFO2" style:family="paragraph"/>
    <style:style style:name="P6" style:parent-style-name="Listenabsatz" style:list-style-name="LFO3" style:family="paragraph"/>
    <style:style style:name="P7" style:parent-style-name="Listenabsatz" style:list-style-name="LFO4" style:family="paragraph"/>
    <style:style style:name="P8" style:parent-style-name="Listenabsatz" style:list-style-name="LFO4" style:family="paragraph"/>
    <style:style style:name="P9" style:parent-style-name="Listenabsatz" style:list-style-name="LFO4" style:family="paragraph"/>
    <style:style style:name="P10" style:parent-style-name="Listenabsatz" style:list-style-name="LFO5" style:family="paragraph"/>
    <style:style style:name="P11" style:parent-style-name="Listenabsatz" style:list-style-name="LFO6" style:family="paragraph"/>
    <style:style style:name="P12" style:parent-style-name="Listenabsatz" style:list-style-name="LFO6" style:family="paragraph"/>
    <style:style style:name="P13" style:parent-style-name="Listenabsatz" style:family="paragraph">
      <style:paragraph-properties fo:margin-left="0.75in">
        <style:tab-stops/>
      </style:paragraph-properties>
    </style:style>
    <style:style style:name="P14" style:parent-style-name="Listenabsatz" style:list-style-name="LFO7" style:family="paragraph"/>
    <style:style style:name="P15" style:parent-style-name="Listenabsatz" style:list-style-name="LFO7" style:family="paragraph"/>
    <style:style style:name="P16" style:parent-style-name="Listenabsatz" style:list-style-name="LFO7" style:family="paragraph"/>
    <style:style style:name="P17" style:parent-style-name="Listenabsatz" style:list-style-name="LFO7" style:family="paragraph"/>
    <style:style style:name="P18" style:parent-style-name="Listenabsatz" style:list-style-name="LFO7" style:family="paragraph"/>
    <style:style style:name="P19" style:parent-style-name="Listenabsatz" style:list-style-name="LFO7" style:family="paragraph"/>
    <style:style style:name="P20" style:parent-style-name="Listenabsatz" style:list-style-name="LFO7" style:family="paragraph"/>
    <style:style style:name="P21" style:parent-style-name="Listenabsatz" style:list-style-name="LFO7" style:family="paragraph"/>
    <style:style style:name="P22" style:parent-style-name="Listenabsatz" style:list-style-name="LFO7" style:family="paragraph"/>
    <style:style style:name="P23" style:parent-style-name="Listenabsatz" style:family="paragraph">
      <style:paragraph-properties fo:margin-left="1in">
        <style:tab-stops/>
      </style:paragraph-properties>
    </style:style>
    <style:style style:name="P24" style:parent-style-name="Listenabsatz" style:list-style-name="LFO7" style:family="paragraph"/>
    <style:style style:name="P25" style:parent-style-name="Listenabsatz" style:list-style-name="LFO7" style:family="paragraph"/>
    <style:style style:name="P26" style:parent-style-name="Listenabsatz" style:list-style-name="LFO7" style:family="paragraph"/>
    <style:style style:name="P27" style:parent-style-name="Listenabsatz" style:list-style-name="LFO7" style:family="paragraph"/>
    <style:style style:name="P28" style:parent-style-name="Listenabsatz" style:list-style-name="LFO7" style:family="paragraph"/>
    <style:style style:name="P29" style:parent-style-name="Listenabsatz" style:list-style-name="LFO7" style:family="paragraph"/>
    <style:style style:name="P30" style:parent-style-name="Listenabsatz" style:list-style-name="LFO7" style:family="paragraph"/>
    <style:style style:name="P31" style:parent-style-name="Listenabsatz" style:list-style-name="LFO6" style:family="paragraph"/>
    <style:style style:name="P32" style:parent-style-name="Listenabsatz" style:list-style-name="LFO6" style:family="paragraph"/>
    <style:style style:name="P33" style:parent-style-name="Listenabsatz" style:list-style-name="LFO6" style:family="paragraph"/>
    <style:style style:name="P34" style:parent-style-name="Listenabsatz" style:list-style-name="LFO6" style:family="paragraph"/>
    <style:style style:name="P35" style:parent-style-name="Listenabsatz" style:list-style-name="LFO6" style:family="paragraph"/>
    <style:style style:name="P36" style:parent-style-name="Listenabsatz" style:list-style-name="LFO6" style:family="paragraph"/>
    <style:style style:name="P37" style:parent-style-name="Listenabsatz" style:list-style-name="LFO6" style:family="paragraph"/>
    <style:style style:name="P38" style:parent-style-name="Listenabsatz" style:list-style-name="LFO6" style:family="paragraph"/>
    <style:style style:name="P39" style:parent-style-name="Listenabsatz" style:list-style-name="LFO6" style:family="paragraph"/>
    <style:style style:name="P40" style:parent-style-name="Listenabsatz" style:list-style-name="LFO6" style:family="paragraph"/>
    <style:style style:name="P41" style:parent-style-name="Listenabsatz" style:list-style-name="LFO6" style:family="paragraph"/>
    <style:style style:name="P42" style:parent-style-name="Listenabsatz" style:list-style-name="LFO6" style:family="paragraph"/>
    <style:style style:name="P43" style:parent-style-name="Listenabsatz" style:list-style-name="LFO6" style:family="paragraph"/>
    <style:style style:name="P44" style:parent-style-name="Listenabsatz" style:list-style-name="LFO6" style:family="paragraph"/>
    <style:style style:name="P45" style:parent-style-name="Listenabsatz" style:list-style-name="LFO6" style:family="paragraph"/>
    <style:style style:name="P46" style:parent-style-name="Listenabsatz" style:list-style-name="LFO6" style:family="paragraph"/>
    <style:style style:name="P47" style:parent-style-name="Listenabsatz" style:list-style-name="LFO6" style:family="paragraph"/>
    <style:style style:name="P48" style:parent-style-name="Listenabsatz" style:list-style-name="LFO6" style:family="paragraph"/>
    <style:style style:name="P49" style:parent-style-name="Listenabsatz" style:list-style-name="LFO6" style:family="paragraph">
      <style:text-properties style:font-name-complex="Calibri"/>
    </style:style>
    <style:style style:name="P50" style:parent-style-name="Listenabsatz" style:list-style-name="LFO6" style:family="paragraph">
      <style:text-properties style:font-name-complex="Calibri"/>
    </style:style>
    <style:style style:name="P51" style:parent-style-name="Listenabsatz" style:list-style-name="LFO6" style:family="paragraph"/>
    <style:style style:name="T52" style:parent-style-name="Absatz-Standardschriftart" style:family="text">
      <style:text-properties style:font-name-complex="Calibri"/>
    </style:style>
    <style:style style:name="T53" style:parent-style-name="Hyperlink" style:family="text">
      <style:text-properties style:font-name-complex="Calibri"/>
    </style:style>
    <style:style style:name="T54" style:parent-style-name="Hyperlink" style:family="text">
      <style:text-properties style:font-name-complex="Calibri"/>
    </style:style>
    <style:style style:name="T55" style:parent-style-name="Hyperlink" style:family="text">
      <style:text-properties style:font-name-complex="Calibri"/>
    </style:style>
    <style:style style:name="T56" style:parent-style-name="Absatz-Standardschriftart" style:family="text">
      <style:text-properties style:font-name-complex="Calibri"/>
    </style:style>
    <style:style style:name="P57" style:parent-style-name="Listenabsatz" style:list-style-name="LFO6" style:family="paragraph">
      <style:text-properties style:font-name-complex="Calibri"/>
    </style:style>
    <style:style style:name="P58" style:parent-style-name="Listenabsatz" style:list-style-name="LFO6" style:family="paragraph">
      <style:text-properties style:font-name-complex="Calibri"/>
    </style:style>
    <style:style style:name="P59" style:parent-style-name="Listenabsatz" style:list-style-name="LFO6" style:family="paragraph">
      <style:text-properties style:font-name-complex="Calibri"/>
    </style:style>
    <style:style style:name="P60" style:parent-style-name="Listenabsatz" style:list-style-name="LFO6" style:family="paragraph">
      <style:text-properties style:font-name-complex="Calibri"/>
    </style:style>
    <style:style style:name="P61" style:parent-style-name="Listenabsatz" style:list-style-name="LFO6" style:family="paragraph">
      <style:text-properties style:font-name-complex="Calibri"/>
    </style:style>
    <style:style style:name="P62" style:parent-style-name="Listenabsatz" style:list-style-name="LFO6" style:family="paragraph">
      <style:text-properties style:font-name-complex="Calibri"/>
    </style:style>
    <style:style style:name="P63" style:parent-style-name="Listenabsatz" style:list-style-name="LFO6" style:family="paragraph">
      <style:text-properties style:font-name-complex="Calibri"/>
    </style:style>
    <style:style style:name="P64" style:parent-style-name="Listenabsatz" style:list-style-name="LFO6" style:family="paragraph">
      <style:text-properties style:font-name-complex="Calibri"/>
    </style:style>
    <style:style style:name="P65" style:parent-style-name="Listenabsatz" style:list-style-name="LFO6" style:family="paragraph">
      <style:text-properties style:font-name-complex="Calibri"/>
    </style:style>
    <style:style style:name="P66" style:parent-style-name="Listenabsatz" style:list-style-name="LFO6" style:family="paragraph">
      <style:text-properties style:font-name-complex="Calibri"/>
    </style:style>
    <style:style style:name="P67" style:parent-style-name="Listenabsatz" style:list-style-name="LFO6" style:family="paragraph">
      <style:text-properties style:font-name-complex="Calibri"/>
    </style:style>
    <style:style style:name="P68" style:parent-style-name="Listenabsatz" style:list-style-name="LFO6" style:family="paragraph">
      <style:text-properties style:font-name-complex="Calibri"/>
    </style:style>
    <style:style style:name="P69" style:parent-style-name="Listenabsatz" style:list-style-name="LFO6" style:family="paragraph">
      <style:text-properties style:font-name-complex="Calibri"/>
    </style:style>
    <style:style style:name="P70" style:parent-style-name="Listenabsatz" style:list-style-name="LFO6" style:family="paragraph">
      <style:text-properties style:font-name-complex="Calibri"/>
    </style:style>
    <style:style style:name="P71" style:parent-style-name="Listenabsatz" style:list-style-name="LFO6" style:family="paragraph">
      <style:text-properties style:font-name-complex="Calibri"/>
    </style:style>
    <style:style style:name="P72" style:parent-style-name="Listenabsatz" style:list-style-name="LFO6" style:family="paragraph">
      <style:text-properties style:font-name-complex="Calibri"/>
    </style:style>
    <style:style style:name="P73" style:parent-style-name="Standard" style:family="paragraph">
      <style:text-properties style:font-name-complex="Calibri"/>
    </style:style>
    <style:style style:name="P74" style:parent-style-name="Listenabsatz" style:list-style-name="LFO8" style:family="paragraph">
      <style:text-properties style:font-name-complex="Calibri"/>
    </style:style>
    <style:style style:name="P75" style:parent-style-name="Listenabsatz" style:list-style-name="LFO8" style:family="paragraph">
      <style:text-properties style:font-name-complex="Calibri"/>
    </style:style>
    <style:style style:name="P76" style:parent-style-name="Listenabsatz" style:list-style-name="LFO8" style:family="paragraph">
      <style:text-properties style:font-name-complex="Calibri"/>
    </style:style>
    <style:style style:name="P77" style:parent-style-name="Listenabsatz" style:list-style-name="LFO8" style:family="paragraph">
      <style:text-properties style:font-name-complex="Calibri"/>
    </style:style>
    <style:style style:name="P78" style:parent-style-name="Listenabsatz" style:list-style-name="LFO8" style:family="paragraph">
      <style:text-properties style:font-name-complex="Calibri"/>
    </style:style>
    <style:style style:name="P79" style:parent-style-name="Listenabsatz" style:list-style-name="LFO8" style:family="paragraph">
      <style:text-properties style:font-name-complex="Calibri"/>
    </style:style>
    <style:style style:name="P80" style:parent-style-name="Listenabsatz" style:list-style-name="LFO8" style:family="paragraph">
      <style:text-properties style:font-name-complex="Calibri"/>
    </style:style>
    <style:style style:name="P81" style:parent-style-name="Listenabsatz" style:list-style-name="LFO8" style:family="paragraph">
      <style:text-properties style:font-name-complex="Calibri"/>
    </style:style>
    <style:style style:name="P82" style:parent-style-name="Listenabsatz" style:list-style-name="LFO8" style:family="paragraph">
      <style:text-properties style:font-name-complex="Calibri"/>
    </style:style>
    <style:style style:name="P83" style:parent-style-name="Listenabsatz" style:list-style-name="LFO8" style:family="paragraph">
      <style:text-properties style:font-name-complex="Calibri"/>
    </style:style>
    <style:style style:name="P84" style:parent-style-name="Listenabsatz" style:list-style-name="LFO8" style:family="paragraph">
      <style:text-properties style:font-name-complex="Calibri"/>
    </style:style>
    <style:style style:name="P85" style:parent-style-name="Listenabsatz" style:list-style-name="LFO8" style:family="paragraph">
      <style:text-properties style:font-name-complex="Calibri"/>
    </style:style>
    <style:style style:name="P86" style:parent-style-name="Standard" style:family="paragraph">
      <style:text-properties style:font-name-complex="Calibri"/>
    </style:style>
    <style:style style:name="P87" style:parent-style-name="Listenabsatz" style:list-style-name="LFO9" style:family="paragraph">
      <style:text-properties style:font-name-complex="Calibri"/>
    </style:style>
    <style:style style:name="P88" style:parent-style-name="Listenabsatz" style:list-style-name="LFO10" style:family="paragraph">
      <style:text-properties style:font-name-complex="Calibri"/>
    </style:style>
    <style:style style:name="P89" style:parent-style-name="Standard" style:family="paragraph">
      <style:text-properties style:font-name-complex="Calibri"/>
    </style:style>
    <style:style style:name="P90" style:parent-style-name="Listenabsatz" style:list-style-name="LFO11" style:family="paragraph">
      <style:text-properties style:font-name-complex="Calibri"/>
    </style:style>
    <style:style style:name="P91" style:parent-style-name="Listenabsatz" style:list-style-name="LFO10" style:family="paragraph">
      <style:text-properties style:font-name-complex="Calibri"/>
    </style:style>
    <style:style style:name="P92" style:parent-style-name="Standard" style:family="paragraph">
      <style:text-properties style:font-name-complex="Calibri"/>
    </style:style>
    <style:style style:name="P93" style:parent-style-name="Listenabsatz" style:list-style-name="LFO12" style:family="paragraph">
      <style:text-properties style:font-name-complex="Calibri"/>
    </style:style>
    <style:style style:name="P94" style:parent-style-name="Listenabsatz" style:list-style-name="LFO10" style:family="paragraph">
      <style:text-properties style:font-name-complex="Calibri"/>
    </style:style>
    <style:style style:name="P95" style:parent-style-name="Listenabsatz" style:list-style-name="LFO10" style:family="paragraph"/>
    <style:style style:name="T96" style:parent-style-name="Absatz-Standardschriftart" style:family="text">
      <style:text-properties style:font-name-complex="Calibri"/>
    </style:style>
    <style:style style:name="P97" style:parent-style-name="Listenabsatz" style:list-style-name="LFO10" style:family="paragraph"/>
    <style:style style:name="T98" style:parent-style-name="Absatz-Standardschriftart" style:family="text">
      <style:text-properties style:font-name-complex="Calibri"/>
    </style:style>
    <style:style style:name="P99" style:parent-style-name="Listenabsatz" style:list-style-name="LFO10" style:family="paragraph"/>
    <style:style style:name="T100" style:parent-style-name="Absatz-Standardschriftart" style:family="text">
      <style:text-properties style:font-name-complex="Calibri"/>
    </style:style>
    <style:style style:name="P101" style:parent-style-name="Listenabsatz" style:list-style-name="LFO10" style:family="paragraph"/>
    <style:style style:name="T102" style:parent-style-name="Absatz-Standardschriftart" style:family="text">
      <style:text-properties style:font-name-complex="Calibri"/>
    </style:style>
    <style:style style:name="P103" style:parent-style-name="Listenabsatz" style:list-style-name="LFO10" style:family="paragraph"/>
    <style:style style:name="T104" style:parent-style-name="Absatz-Standardschriftart" style:family="text">
      <style:text-properties style:font-name-complex="Calibri"/>
    </style:style>
    <style:style style:name="P105" style:parent-style-name="Listenabsatz" style:list-style-name="LFO10" style:family="paragraph"/>
    <style:style style:name="T106" style:parent-style-name="Absatz-Standardschriftart" style:family="text">
      <style:text-properties style:font-name-complex="Calibri"/>
    </style:style>
    <style:style style:name="P107" style:parent-style-name="Listenabsatz" style:list-style-name="LFO10" style:family="paragraph"/>
    <style:style style:name="T108" style:parent-style-name="Absatz-Standardschriftart" style:family="text">
      <style:text-properties style:font-name-complex="Calibri"/>
    </style:style>
    <style:style style:name="P109" style:parent-style-name="Listenabsatz" style:list-style-name="LFO10" style:family="paragraph"/>
    <style:style style:name="T110" style:parent-style-name="Absatz-Standardschriftart" style:family="text">
      <style:text-properties style:font-name-complex="Calibri"/>
    </style:style>
    <style:style style:name="P111" style:parent-style-name="Listenabsatz" style:list-style-name="LFO13" style:family="paragraph"/>
    <style:style style:name="P112" style:parent-style-name="Listenabsatz" style:list-style-name="LFO14" style:family="paragraph"/>
    <style:style style:name="P113" style:parent-style-name="Listenabsatz" style:list-style-name="LFO14" style:family="paragraph"/>
    <style:style style:name="P114" style:parent-style-name="Listenabsatz" style:list-style-name="LFO14" style:family="paragraph"/>
    <style:style style:name="P115" style:parent-style-name="Listenabsatz" style:list-style-name="LFO14" style:family="paragraph"/>
    <style:style style:name="P116" style:parent-style-name="Listenabsatz" style:list-style-name="LFO14" style:family="paragraph"/>
    <style:style style:name="P117" style:parent-style-name="Listenabsatz" style:list-style-name="LFO14" style:family="paragraph"/>
    <style:style style:name="P118" style:parent-style-name="Listenabsatz" style:list-style-name="LFO14" style:family="paragraph"/>
    <style:style style:name="P119" style:parent-style-name="Listenabsatz" style:list-style-name="LFO13" style:family="paragraph"/>
    <style:style style:name="P120" style:parent-style-name="Listenabsatz" style:list-style-name="LFO14" style:family="paragraph"/>
    <style:style style:name="P121" style:parent-style-name="Listenabsatz" style:list-style-name="LFO14" style:family="paragraph"/>
    <style:style style:name="P122" style:parent-style-name="Listenabsatz" style:list-style-name="LFO14" style:family="paragraph"/>
    <style:style style:name="P123" style:parent-style-name="Listenabsatz" style:list-style-name="LFO14" style:family="paragraph"/>
    <style:style style:name="P124" style:parent-style-name="Listenabsatz" style:list-style-name="LFO14" style:family="paragraph"/>
    <style:style style:name="P125" style:parent-style-name="Listenabsatz" style:list-style-name="LFO13" style:family="paragraph"/>
    <style:style style:name="P126" style:parent-style-name="Listenabsatz" style:list-style-name="LFO14" style:family="paragraph"/>
    <style:style style:name="P127" style:parent-style-name="Listenabsatz" style:list-style-name="LFO14" style:family="paragraph"/>
    <style:style style:name="P128" style:parent-style-name="Listenabsatz" style:list-style-name="LFO14" style:family="paragraph"/>
    <style:style style:name="P129" style:parent-style-name="Listenabsatz" style:list-style-name="LFO14" style:family="paragraph"/>
    <style:style style:name="P130" style:parent-style-name="Listenabsatz" style:list-style-name="LFO14" style:family="paragraph"/>
    <style:style style:name="P131" style:parent-style-name="Listenabsatz" style:list-style-name="LFO14" style:family="paragraph"/>
    <style:style style:name="P132" style:parent-style-name="Standard" style:family="paragraph">
      <style:text-properties fo:font-size="20pt" style:font-size-asian="20pt" style:font-size-complex="20pt"/>
    </style:style>
    <style:style style:name="P133" style:parent-style-name="Listenabsatz" style:list-style-name="LFO13" style:family="paragraph"/>
    <style:style style:name="P134" style:parent-style-name="Listenabsatz" style:list-style-name="LFO14" style:family="paragraph"/>
    <style:style style:name="P135" style:parent-style-name="Listenabsatz" style:list-style-name="LFO14" style:family="paragraph"/>
    <style:style style:name="P136" style:parent-style-name="Listenabsatz" style:list-style-name="LFO14" style:family="paragraph"/>
    <style:style style:name="P137" style:parent-style-name="Listenabsatz" style:list-style-name="LFO14" style:family="paragraph"/>
    <style:style style:name="P138" style:parent-style-name="Listenabsatz" style:list-style-name="LFO14" style:family="paragraph"/>
    <style:style style:name="P139" style:parent-style-name="Listenabsatz" style:list-style-name="LFO13" style:family="paragraph"/>
    <style:style style:name="P140" style:parent-style-name="Listenabsatz" style:list-style-name="LFO14" style:family="paragraph"/>
    <style:style style:name="P141" style:parent-style-name="Listenabsatz" style:list-style-name="LFO14" style:family="paragraph"/>
    <style:style style:name="P142" style:parent-style-name="Listenabsatz" style:list-style-name="LFO14" style:family="paragraph"/>
    <style:style style:name="P143" style:parent-style-name="Listenabsatz" style:list-style-name="LFO14" style:family="paragraph"/>
    <style:style style:name="P144" style:parent-style-name="Listenabsatz" style:list-style-name="LFO14" style:family="paragraph"/>
    <style:style style:name="P145" style:parent-style-name="Listenabsatz" style:list-style-name="LFO14" style:family="paragraph"/>
    <style:style style:name="P146" style:parent-style-name="Listenabsatz" style:list-style-name="LFO14" style:family="paragraph"/>
    <style:style style:name="P147" style:parent-style-name="Listenabsatz" style:list-style-name="LFO14" style:family="paragraph"/>
    <style:style style:name="P148" style:parent-style-name="Listenabsatz" style:list-style-name="LFO14" style:family="paragraph"/>
    <style:style style:name="P149" style:parent-style-name="Listenabsatz" style:list-style-name="LFO13" style:family="paragraph"/>
    <style:style style:name="P150" style:parent-style-name="Listenabsatz" style:list-style-name="LFO14" style:family="paragraph"/>
    <style:style style:name="P151" style:parent-style-name="Listenabsatz" style:list-style-name="LFO14" style:family="paragraph"/>
    <style:style style:name="P152" style:parent-style-name="Listenabsatz" style:list-style-name="LFO14" style:family="paragraph"/>
    <style:style style:name="P153" style:parent-style-name="Listenabsatz" style:list-style-name="LFO14" style:family="paragraph"/>
    <style:style style:name="P154" style:parent-style-name="Listenabsatz" style:list-style-name="LFO13" style:family="paragraph"/>
    <style:style style:name="P155" style:parent-style-name="Listenabsatz" style:list-style-name="LFO15" style:family="paragraph"/>
    <style:style style:name="P156" style:parent-style-name="Listenabsatz" style:list-style-name="LFO16" style:family="paragraph"/>
    <style:style style:name="P157" style:parent-style-name="Listenabsatz" style:list-style-name="LFO16" style:family="paragraph"/>
    <style:style style:name="P158" style:parent-style-name="Listenabsatz" style:list-style-name="LFO16" style:family="paragraph"/>
    <style:style style:name="P159" style:parent-style-name="Listenabsatz" style:list-style-name="LFO16" style:family="paragraph"/>
    <style:style style:name="P160" style:parent-style-name="Listenabsatz" style:list-style-name="LFO16" style:family="paragraph"/>
    <style:style style:name="P161" style:parent-style-name="Listenabsatz" style:list-style-name="LFO15" style:family="paragraph"/>
    <style:style style:name="P162" style:parent-style-name="Listenabsatz" style:list-style-name="LFO17" style:family="paragraph"/>
    <style:style style:name="P163" style:parent-style-name="Listenabsatz" style:list-style-name="LFO17" style:family="paragraph"/>
    <style:style style:name="P164" style:parent-style-name="Listenabsatz" style:list-style-name="LFO17" style:family="paragraph"/>
    <style:style style:name="P165" style:parent-style-name="Listenabsatz" style:list-style-name="LFO17" style:family="paragraph"/>
    <style:style style:name="P166" style:parent-style-name="Listenabsatz" style:list-style-name="LFO17" style:family="paragraph"/>
    <style:style style:name="P167" style:parent-style-name="Listenabsatz" style:list-style-name="LFO17" style:family="paragraph"/>
    <style:style style:name="P168" style:parent-style-name="Listenabsatz" style:list-style-name="LFO17" style:family="paragraph"/>
    <style:style style:name="P169" style:parent-style-name="Listenabsatz" style:list-style-name="LFO17" style:family="paragraph"/>
    <style:style style:name="P170" style:parent-style-name="Listenabsatz" style:list-style-name="LFO17" style:family="paragraph"/>
    <style:style style:name="P171" style:parent-style-name="Listenabsatz" style:list-style-name="LFO17" style:family="paragraph"/>
    <style:style style:name="P172" style:parent-style-name="Listenabsatz" style:list-style-name="LFO17" style:family="paragraph"/>
    <style:style style:name="P173" style:parent-style-name="Listenabsatz" style:list-style-name="LFO17" style:family="paragraph"/>
    <style:style style:name="P174" style:parent-style-name="Listenabsatz" style:list-style-name="LFO15" style:family="paragraph"/>
    <style:style style:name="P175" style:parent-style-name="Listenabsatz" style:list-style-name="LFO17" style:family="paragraph"/>
    <style:style style:name="P176" style:parent-style-name="Listenabsatz" style:list-style-name="LFO17" style:family="paragraph"/>
    <style:style style:name="P177" style:parent-style-name="Listenabsatz" style:list-style-name="LFO17" style:family="paragraph"/>
    <style:style style:name="P178" style:parent-style-name="Standard" style:family="paragraph">
      <style:text-properties fo:font-size="15pt" style:font-size-asian="15pt" style:font-size-complex="15pt"/>
    </style:style>
    <style:style style:name="P179" style:parent-style-name="Standard" style:family="paragraph">
      <style:text-properties fo:font-size="15pt" style:font-size-asian="15pt" style:font-size-complex="15pt"/>
    </style:style>
    <style:style style:name="P180" style:parent-style-name="Standard" style:family="paragraph">
      <style:text-properties fo:font-size="15pt" style:font-size-asian="15pt" style:font-size-complex="15pt"/>
    </style:style>
    <style:style style:name="P181" style:parent-style-name="Standard" style:family="paragraph">
      <style:text-properties fo:font-size="15pt" style:font-size-asian="15pt" style:font-size-complex="15pt"/>
    </style:style>
    <style:style style:name="P182" style:parent-style-name="Standard" style:family="paragraph">
      <style:text-properties fo:font-weight="bold" style:font-weight-asian="bold" style:font-weight-complex="bold"/>
    </style:style>
    <style:style style:name="P183" style:parent-style-name="Standard" style:family="paragraph">
      <style:text-properties fo:font-weight="bold" style:font-weight-asian="bold" style:font-weight-complex="bold"/>
    </style:style>
    <style:style style:name="P184" style:parent-style-name="Standard" style:family="paragraph">
      <style:text-properties fo:font-weight="bold" style:font-weight-asian="bold" style:font-weight-complex="bold"/>
    </style:style>
    <style:style style:name="P185" style:parent-style-name="Standard" style:family="paragraph">
      <style:text-properties fo:font-weight="bold" style:font-weight-asian="bold" style:font-weight-complex="bold" fo:font-size="20pt" style:font-size-asian="20pt" style:font-size-complex="20pt"/>
    </style:style>
    <style:style style:name="P186" style:parent-style-name="Standard" style:family="paragraph">
      <style:text-properties fo:font-size="15pt" style:font-size-asian="15pt" style:font-size-complex="15pt"/>
    </style:style>
    <style:style style:name="P187" style:parent-style-name="Standard" style:family="paragraph">
      <style:text-properties fo:font-weight="bold" style:font-weight-asian="bold" style:font-weight-complex="bold" fo:font-size="15pt" style:font-size-asian="15pt" style:font-size-complex="15pt"/>
    </style:style>
    <style:style style:name="P188" style:parent-style-name="Standard" style:family="paragraph">
      <style:text-properties fo:font-weight="bold" style:font-weight-asian="bold" style:font-weight-complex="bold" fo:font-size="15pt" style:font-size-asian="15pt" style:font-size-complex="15pt"/>
    </style:style>
    <style:style style:name="P189" style:parent-style-name="Standard" style:family="paragraph">
      <style:text-properties fo:font-weight="bold" style:font-weight-asian="bold" style:font-weight-complex="bold" fo:font-size="15pt" style:font-size-asian="15pt" style:font-size-complex="15pt"/>
    </style:style>
    <style:style style:name="P190" style:parent-style-name="Standard" style:family="paragraph">
      <style:text-properties fo:font-weight="bold" style:font-weight-asian="bold" style:font-weight-complex="bold" fo:font-size="15pt" style:font-size-asian="15pt" style:font-size-complex="15pt"/>
    </style:style>
    <style:style style:name="P191" style:parent-style-name="Standard" style:family="paragraph">
      <style:text-properties fo:font-weight="bold" style:font-weight-asian="bold" style:font-weight-complex="bold" fo:font-size="15pt" style:font-size-asian="15pt" style:font-size-complex="15pt"/>
    </style:style>
    <style:style style:name="P192" style:parent-style-name="Standard" style:family="paragraph">
      <style:text-properties fo:font-weight="bold" style:font-weight-asian="bold" style:font-weight-complex="bold" fo:font-size="15pt" style:font-size-asian="15pt" style:font-size-complex="15pt"/>
    </style:style>
    <style:style style:name="P193" style:parent-style-name="Standard" style:family="paragraph">
      <style:text-properties fo:font-weight="bold" style:font-weight-asian="bold" style:font-weight-complex="bold" fo:font-size="15pt" style:font-size-asian="15pt" style:font-size-complex="15pt"/>
    </style:style>
    <style:style style:name="P194" style:parent-style-name="Standard" style:family="paragraph">
      <style:text-properties fo:font-weight="bold" style:font-weight-asian="bold" style:font-weight-complex="bold" fo:font-size="15pt" style:font-size-asian="15pt" style:font-size-complex="15pt"/>
    </style:style>
    <style:style style:name="P195" style:parent-style-name="Standard" style:family="paragraph">
      <style:text-properties fo:font-weight="bold" style:font-weight-asian="bold" style:font-weight-complex="bold" fo:font-size="15pt" style:font-size-asian="15pt" style:font-size-complex="15pt"/>
    </style:style>
    <style:style style:name="P196" style:parent-style-name="Standard" style:family="paragraph">
      <style:text-properties fo:font-weight="bold" style:font-weight-asian="bold" style:font-weight-complex="bold" fo:font-size="15pt" style:font-size-asian="15pt" style:font-size-complex="15pt"/>
    </style:style>
    <style:style style:name="P197" style:parent-style-name="Standard" style:family="paragraph">
      <style:text-properties fo:font-weight="bold" style:font-weight-asian="bold" style:font-weight-complex="bold" fo:font-size="15pt" style:font-size-asian="15pt" style:font-size-complex="15pt"/>
    </style:style>
    <style:style style:name="P198" style:parent-style-name="Standard" style:family="paragraph">
      <style:text-properties fo:language="en" fo:country="US"/>
    </style:style>
    <style:style style:name="P199" style:parent-style-name="Standard" style:family="paragraph">
      <style:text-properties fo:language="en" fo:country="US"/>
    </style:style>
    <style:style style:name="P200" style:parent-style-name="Standard" style:family="paragraph">
      <style:text-properties fo:language="en" fo:country="US"/>
    </style:style>
    <style:style style:name="P201" style:parent-style-name="Standard" style:family="paragraph">
      <style:text-properties fo:language="en" fo:country="US"/>
    </style:style>
    <style:style style:name="P202" style:parent-style-name="Standard" style:family="paragraph">
      <style:text-properties fo:language="en" fo:country="US"/>
    </style:style>
    <style:style style:name="P203" style:parent-style-name="Standard" style:family="paragraph">
      <style:text-properties fo:language="en" fo:country="US"/>
    </style:style>
    <style:style style:name="P204" style:parent-style-name="Standard" style:family="paragraph">
      <style:text-properties fo:language="en" fo:country="US"/>
    </style:style>
    <style:style style:name="P205" style:parent-style-name="Standard" style:family="paragraph">
      <style:text-properties fo:language="en" fo:country="US"/>
    </style:style>
    <style:style style:name="P206" style:parent-style-name="Standard" style:family="paragraph">
      <style:text-properties fo:language="en" fo:country="US"/>
    </style:style>
    <style:style style:name="P207" style:parent-style-name="Standard" style:family="paragraph">
      <style:text-properties fo:language="en" fo:country="US"/>
    </style:style>
    <style:style style:name="P208" style:parent-style-name="Standard" style:family="paragraph">
      <style:text-properties fo:language="en" fo:country="US"/>
    </style:style>
    <style:style style:name="P209" style:parent-style-name="Normal" style:family="paragraph">
      <style:paragraph-properties fo:break-before="page"/>
    </style:style>
    <style:style style:name="P210" style:parent-style-name="Listenabsatz" style:list-style-name="LFO18" style:family="paragraph"/>
    <style:style style:name="P211" style:parent-style-name="Listenabsatz" style:list-style-name="LFO18" style:family="paragraph"/>
  </office:automatic-styles>
  <office:body>
    <office:text text:use-soft-page-breaks="true">
      <text:list text:style-name="LFO1" text:continue-numbering="true">
        <text:list-item>
          <text:p text:style-name="P1">Name und Alter der Person</text:p>
        </text:list-item>
      </text:list>
      <text:list text:style-name="LFO2" text:continue-numbering="true">
        <text:list-item>
          <text:p text:style-name="P2">Name: Wangari Maathai</text:p>
        </text:list-item>
        <text:list-item>
          <text:p text:style-name="P3">Alter 71 Jahre</text:p>
        </text:list-item>
        <text:list-item>
          <text:p text:style-name="P4">Geburt: 1. April 1940 im Nyeri District, Kenia</text:p>
        </text:list-item>
        <text:list-item>
          <text:p text:style-name="P5">Tot: 25. September 2011 in Nairobi, Kenia</text:p>
        </text:list-item>
      </text:list>
      <text:p text:style-name="Listenabsatz"/>
      <text:list text:style-name="LFO3" text:continue-numbering="true">
        <text:list-item>
          <text:p text:style-name="P6">Beruf und Herkunft</text:p>
        </text:list-item>
      </text:list>
      <text:list text:style-name="LFO4" text:continue-numbering="true">
        <text:list-item>
          <text:p text:style-name="P7">Beruf: Professorin für Veterinäranatomie (Wissenschaft der Anatomie von Wirbeltieren),</text:p>
        </text:list-item>
        <text:list-item>
          <text:p text:style-name="P8">Politikerin, ab 2002 stellvertretende Ministerin für Umweltschutz</text:p>
        </text:list-item>
        <text:list-item>
          <text:p text:style-name="P9">Herkunft: Afrika, Kenia Nyeri County (ungefähr in zentral Kenia)</text:p>
        </text:list-item>
      </text:list>
      <text:p text:style-name="Listenabsatz"/>
      <text:list text:style-name="LFO5" text:continue-numbering="true">
        <text:list-item>
          <text:p text:style-name="P10">Persönliche Geschichte</text:p>
        </text:list-item>
      </text:list>
      <text:list text:style-name="LFO6" text:continue-numbering="true">
        <text:list-item>
          <text:p text:style-name="P11">Stammt aus einer Kikuyu (Ethnie) Familie</text:p>
        </text:list-item>
        <text:list-item>
          <text:p text:style-name="P12">Ihr Vater hatte vier Ehefrauen und zehn Kinder</text:p>
        </text:list-item>
      </text:list>
      <text:p text:style-name="P13">Kindheit</text:p>
      <text:list text:style-name="LFO7" text:continue-numbering="true">
        <text:list-item>
          <text:p text:style-name="P14">Familie lebte von Landwirtschaft</text:p>
        </text:list-item>
        <text:list-item>
          <text:p text:style-name="P15">Einzug europäischer Sitten änderte Kultur der Kikuyu</text:p>
        </text:list-item>
        <text:list-item>
          <text:p text:style-name="P16">Mais statt Hirse, Tee statt Hirsegrütze, Besteck statt Fingern und Stäbchen</text:p>
        </text:list-item>
        <text:list-item>
          <text:p text:style-name="P17">Kleidung aus Tierhaut statt Baumwolle</text:p>
        </text:list-item>
        <text:list-item>
          <text:p text:style-name="P18">Entwickelt in der Schule ein Interesse für Geschichte und Politik</text:p>
        </text:list-item>
        <text:list-item>
          <text:p text:style-name="P19">Erkennt Zusammenhang zwischen Demokratie und Frieden</text:p>
        </text:list-item>
        <text:list-item>
          <text:p text:style-name="P20">Frieden ist nicht nur die Abwesenheit von Krieg, sondern auch das Fehlen von gewalttätigen Auseinandersetzungen, Meinungsfreiheit und soziale Gerechtigkeit</text:p>
        </text:list-item>
        <text:list-item>
          <text:p text:style-name="P21">Setzt sich für die Rechte/Bedürfnisse ihrer Mitschüler ein</text:p>
        </text:list-item>
        <text:list-item>
          <text:p text:style-name="P22">Wunsch nach gerechterer Gesellschaft</text:p>
        </text:list-item>
      </text:list>
      <text:p text:style-name="P23">Frühes Erwachsenenleben:</text:p>
      <text:list text:style-name="LFO7" text:continue-numbering="true">
        <text:list-item>
          <text:p text:style-name="P24">Studiert in den USA</text:p>
        </text:list-item>
        <text:list-item>
          <text:p text:style-name="P25">Erlebt kulturelle Unterschiede</text:p>
        </text:list-item>
        <text:list-item>
          <text:p text:style-name="P26">Nimmt teil an kulturellen Austauschveranstaltungen/sozialer Ereignisse</text:p>
        </text:list-item>
        <text:list-item>
          <text:p text:style-name="P27">Hinterfragt ihre eigenen Glaubenssysteme</text:p>
        </text:list-item>
        <text:list-item>
          <text:p text:style-name="P28">Erlebt Diskriminierung und soziale Ungleichheiten in den USA</text:p>
        </text:list-item>
        <text:list-item>
          <text:p text:style-name="P29">Entwickelt kritische Haltung gegen ihre katholische Erziehung</text:p>
        </text:list-item>
        <text:list-item>
          <text:p text:style-name="P30">Zeigt Interesse an anderen Religionen</text:p>
        </text:list-item>
      </text:list>
      <text:list text:style-name="LFO6" text:continue-numbering="true">
        <text:list-item>
          <text:p text:style-name="P31">Einige Missionsschwestern dachten Maathai hätte eine besondere christliche Mission, weswegen sie an einer Klosterschule eine gute Schulbildung bekam.</text:p>
        </text:list-item>
        <text:list-item>
          <text:p text:style-name="P32">Bekam ein Stipendium (finanzielle Förderung) für ein Biologie Studium in den USA an der Mount ST. Scholastica College in Atchinson, Kansas</text:p>
        </text:list-item>
        <text:list-item>
          <text:p text:style-name="P33">Studierte später an den Universitäten Pittsburgh, Gießen und München</text:p>
        </text:list-item>
        <text:list-item>
          <text:p text:style-name="P34">Im Jahr 1971 erwarb sie als erste Frau aus Kenia einen Doktorgrad an der Universität von Nairobi</text:p>
        </text:list-item>
        <text:list-item>
          <text:p text:style-name="P35">Im Jahr 1971 wurde sie die erste Professorin (Lehrer in Universitäten) für Veterinäre Anatomie und später Dekanin (Leiter eines Fachbereiches) an der Universität von Nairobi</text:p>
        </text:list-item>
        <text:list-item>
          <text:p text:style-name="P36">1977: Sie rief das Aufforstungsprojekt „Green Belt Movement“ ins Leben</text:p>
        </text:list-item>
        <text:list-item>
          <text:p text:style-name="P37">Sie hatte drei Kinder: Waweru, Wanjira und Muta</text:p>
        </text:list-item>
        <text:list-item>
          <text:p text:style-name="P38">1979: Ihr Ehepartner lässt sich von ihr scheiden</text:p>
        </text:list-item>
        <text:list-item>
          <text:p text:style-name="P39">Wangari wurde zur zentralen Identifikationsfigur (Vorbild) der Frauenbewegung in Kenia</text:p>
        </text:list-item>
        <text:list-item>
          <text:p text:style-name="P40">1976 bis 1987: Mitglied in Kenias Nationalem Frauenrat</text:p>
        </text:list-item>
        <text:list-item>
          <text:p text:style-name="P41">1980 bis 1987: Präsident von Kenias Nationalem Frauenrat</text:p>
        </text:list-item>
        <text:list-item>
          <text:p text:style-name="P42">1981 bis 1987: Präsidentin von Kenias Nationalem Frauenrat</text:p>
        </text:list-item>
        <text:list-item>
          <text:p text:style-name="P43">Gehörte bis zu ihrem Tod dem Vorstand an</text:p>
        </text:list-item>
        <text:list-item>
          <text:p text:style-name="P44">1990er: Wegen ihrem Engagement für Umweltschutz und Frauenrechte mochte sie der damalige Staatschef Kenias sie nicht, weswegen sie mehrmals inhaftiert und misshandelt wurde</text:p>
        </text:list-item>
        <text:list-item>
          <text:p text:style-name="P45">Amnesty International (Organisation, die sich weltweit für Menschenrechte einsetzt) setzte sich für sie ein</text:p>
        </text:list-item>
        <text:list-item>
          <text:p text:style-name="P46">Zitat von Wangari Maathai zu Amnesty International: „Ich kann die vielen Male nicht mehr zählen, die Ihr mir das Leben gerettet und unsere Arbeit möglich gemacht habt.“</text:p>
        </text:list-item>
        <text:list-item>
          <text:p text:style-name="P47">1997: erfolglose Kandidierung für das Parlament und das Präsidentenamt</text:p>
        </text:list-item>
        <text:list-item>
          <text:p text:style-name="P48">2002: wurde von einen Wahlbündnis aus mehreren Oppositionsparteien ins kenianische Parlament gewählt und wurde Umweltministerin Kenias</text:p>
        </text:list-item>
        <text:list-item>
          <text:p text:style-name="P49">Neuer Staatspräsident ernannte Maathai zur stellvertretenden Ministerin für Umweltschutz</text:p>
        </text:list-item>
        <text:list-item>
          <text:p text:style-name="P50">Maathai gründete eine Partei namens „Mazingira Green Party of Kenya“ und schaffte es als erste grüne Politikerin Afrikas in die Regierung</text:p>
        </text:list-item>
        <text:list-item>
          <text:p text:style-name="P51"><text:span text:style-name="T52">April 2004: Sie bekommt den internationalen Petra-Kelly-Preis der Heinrich-Böll-Stiftung (Ein Preis für herausragende Aktivitäten in ein paar Bereichen, siehe<text:s/></text:span><text:a xlink:href="https://de.wikipedia.org/wiki/Petra-Kelly-Preis" office:target-frame-name="_top" xlink:show="replace"><text:span text:style-name="T53">Wikip</text:span><text:bookmark-start text:name="_Hlt149310063"/><text:bookmark-start text:name="_Hlt149310064"/><text:bookmark-start text:name="_Hlt149310095"/><text:bookmark-start text:name="_Hlt149310096"/><text:span text:style-name="T54">e</text:span><text:bookmark-end text:name="_Hlt149310063"/><text:bookmark-end text:name="_Hlt149310064"/><text:bookmark-end text:name="_Hlt149310095"/><text:bookmark-end text:name="_Hlt149310096"/><text:span text:style-name="T55">dia</text:span></text:a><text:span text:style-name="T56">)</text:span></text:p>
        </text:list-item>
        <text:list-item>
          <text:p text:style-name="P57">Maathai war Mitglied im Club of Rome (Zusammenschluss von Experten verschiedener Disziplinen aus mehreren Ländern und setzt sich für eine nachhaltiger, umweltfreundliche Zukunft der Menschheit ein)</text:p>
        </text:list-item>
        <text:list-item>
          <text:p text:style-name="P58">Ab 2009 war sie Ehrenmitglied beim World Future Council (Organisation für einen gesunden und nachhaltigen Planeten mit gerechten und friedlichen Gesellschaften)</text:p>
        </text:list-item>
        <text:list-item>
          <text:p text:style-name="P59">2009: Vortrag bei der UN-Klimakonferenz in Kopenhagen</text:p>
        </text:list-item>
        <text:list-item>
          <text:p text:style-name="P60">2007: Vortrag beim Nobelpreisträgersymposium Global Sustainability – A Nobel Cause in Potsdam</text:p>
        </text:list-item>
        <text:list-item>
          <text:p text:style-name="P61">25. September 2011: Tot von Wangari Maathai im Kreise ihrer Familie wegen einer Krebserkrankung</text:p>
        </text:list-item>
        <text:list-item>
          <text:p text:style-name="P62">1975: wurde zur Hochschuldozentin (Leiter eines Fachbereiches)</text:p>
        </text:list-item>
        <text:list-item>
          <text:p text:style-name="P63">1976: Vorsitzende des Institutes für veterinäre Anatomie</text:p>
        </text:list-item>
        <text:list-item>
          <text:p text:style-name="P64">1977: außerordentliche Professorin (sie war die erste frau, die diese Position bekommen durfte)</text:p>
        </text:list-item>
        <text:list-item>
          <text:p text:style-name="P65">1972-1977: sie setzte sich für gleiche ökonomische Sachbezüge für weibliche und männliche Mitarbeiter an der Universität ein (gleiche Gehälter, rechte etc.)</text:p>
        </text:list-item>
        <text:list-item>
          <text:p text:style-name="P66">Sie versuchte zum Beispiel den Interessenverband der Mitarbeiter an der Universität in eine Gewerkschaft zu verwandeln, was aber vom Gerichtshof abgelehnt wurde</text:p>
        </text:list-item>
        <text:list-item>
          <text:p text:style-name="P67">1973: Maathai wurde Direktorin des Roten Kreuzes in der kenianischen Gesellschaft</text:p>
        </text:list-item>
        <text:list-item>
          <text:p text:style-name="P68">1970er Jahre: Tätigkeit in der kenianischen Gesellschaft für Akademikerinnen</text:p>
        </text:list-item>
        <text:list-item>
          <text:p text:style-name="P69">1976: Vorstandsmitglied des Environment Liaison Centrum</text:p>
        </text:list-item>
        <text:list-item>
          <text:p text:style-name="P70">1974: Sie gründete das Unternehmen Envirocare Ltd. Das Unternehmen pflanzte Bäume und die Umwelt zu erhalten und Boden- und Wasserqualität nach Rodungen wiederherzustellen. Außerdem wurden Ortsansässige in der Arbeitsprozess einbezogen (Erschaffung von Arbeitsplätzen). Das Unternehmen wurde später stillgelegt</text:p>
        </text:list-item>
        <text:list-item>
          <text:p text:style-name="P71">Jun i 1976: Sie nahm an der ersten UN-Konferenz für menschliche Siedlungen – Habitat I teil</text:p>
        </text:list-item>
        <text:list-item>
          <text:p text:style-name="P72">1977: Sie sprach im National Council of Women in Kenia über ihre Teilnahme an der UN-Konferenz. Sie schlug vor, weitere Bäume zu pflanzen und zur Gründung der Grüngürtel-Bewegung (Green Belt Movement) führte.</text:p>
        </text:list-item>
      </text:list>
      <text:soft-page-break/>
      <text:p text:style-name="P73">Zum Green Belt Movement:</text:p>
      <text:list text:style-name="LFO8" text:continue-numbering="true">
        <text:list-item>
          <text:p text:style-name="P74">Eine Organisation, die Umwelt schützen soll und gleichzeitig die Lebensbedingungen und -umstände verbessern soll</text:p>
        </text:list-item>
        <text:list-item>
          <text:p text:style-name="P75">Gründung: 1977 von Wangari Maathai</text:p>
        </text:list-item>
        <text:list-item>
          <text:p text:style-name="P76">Soll auf die Probleme kenianischer Bäuerinnen aufmerksam machen</text:p>
        </text:list-item>
        <text:list-item>
          <text:p text:style-name="P77">Die Probleme: ihre Flüsse trocknen aus und sie müssen weit Wege zurücklegen, um Feuerholz zu organisieren</text:p>
        </text:list-item>
        <text:list-item>
          <text:p text:style-name="P78">Die Bewegung sollte Frauen dazu motivieren, Samen zu säen und Bäume zu pflanzen, um den Boden zu festigen, Regenwasser zu speichern, Nahrung und Feuerholz bereitzustellen. Außerdem erhielten sie etwas Geld für ihre Arbeit.</text:p>
        </text:list-item>
        <text:list-item>
          <text:p text:style-name="P79">Erste Bäume (7 Stück) wurden am 5. Juni 1977 (dem Welt-Umwelttag) in Nairobi gepflanzt</text:p>
        </text:list-item>
        <text:list-item>
          <text:p text:style-name="P80">Frauen im ganzen Land legten Baumschulen (Felder ab für Bäume) an</text:p>
        </text:list-item>
        <text:list-item>
          <text:p text:style-name="P81">Es wurden insgesamt 45 Millionen Bäume gepflanzt</text:p>
        </text:list-item>
        <text:list-item>
          <text:p text:style-name="P82">Zusätzlich werden Frauen zu Imkerinnen (Bienenzüchter), Försterinnen (Verwaltung von Wäldern) und Nahrungsmitteltechnikerinnen (Herstellung von Nahrungsmitteln)</text:p>
        </text:list-item>
        <text:list-item>
          <text:p text:style-name="P83">Später kämpfte die Bewegung für demokratische Rechte der Frauen. Der Präsident versucht dies zu unterdrücken, weswegen sie festgenommen wird aber später auf Kaution freigelassen.</text:p>
        </text:list-item>
        <text:list-item>
          <text:p text:style-name="P84">Wegen internationalem Druck ließ die kenianische Regierung die Anklage gegen Maathai fallen.</text:p>
        </text:list-item>
        <text:list-item>
          <text:p text:style-name="P85"/>
        </text:list-item>
      </text:list>
      <text:p text:style-name="P86"/>
      <text:list text:style-name="LFO9" text:continue-numbering="true">
        <text:list-item>
          <text:p text:style-name="P87">Äußere Lebensumstände wie Wohnort, Zeit und gesellschaftliche Stellung</text:p>
        </text:list-item>
      </text:list>
      <text:list text:style-name="LFO10" text:continue-numbering="true">
        <text:list-item>
          <text:p text:style-name="P88">1972-1977: Arbeitet in Nairobi</text:p>
        </text:list-item>
      </text:list>
      <text:p text:style-name="P89"/>
      <text:list text:style-name="LFO11" text:continue-numbering="true">
        <text:list-item>
          <text:p text:style-name="P90">Auffälligkeiten in der Gestik und Mimik</text:p>
        </text:list-item>
      </text:list>
      <text:list text:style-name="LFO10" text:continue-numbering="true">
        <text:list-item>
          <text:p text:style-name="P91">Betonte Gesichtsausdrücke</text:p>
        </text:list-item>
      </text:list>
      <text:p text:style-name="P92"/>
      <text:list text:style-name="LFO12" text:continue-numbering="true">
        <text:list-item>
          <text:p text:style-name="P93">Verhalten und Verhaltensmuster</text:p>
        </text:list-item>
      </text:list>
      <text:list text:style-name="LFO10" text:continue-numbering="true">
        <text:list-item>
          <text:p text:style-name="P94">Durch ihre Tätigkeiten in verschiedenen Jobs wurde ihr bewusst, dass die Wurzeln von Kenias Problemen in der Verschlechterung der Umweltbedingungen liegen (kommt das in Ideologie/Einstellung??)</text:p>
        </text:list-item>
        <text:list-item>
          <text:p text:style-name="P95"><text:span text:style-name="T96">Nach ihrer Scheidung in 1977: Wegen ihrem niedrigem Einkommen fiel ihr es schwer, sie selbst und ihre Kinder zu versorgen. Durch ein Entwicklungsprogramm der UN konnte sie für die Wirtschaftskommission (Ein UN-Programm, um die Entwicklung afrikanischer Staaten zu beschleunigen) für Afrika arbeiten. Für den Job musste sie durch Afrika reisen, wo sie ihre Kinder nicht mitnehmen konnte, weswegen sie ihre Kinder ihrem Exmann übergab (Bevorzugung der Karriere über Familie). Sie besuchte aber ihre Kinder regelmäßig.</text:span></text:p>
        </text:list-item>
        <text:list-item>
          <text:p text:style-name="P97"><text:span text:style-name="T98">Versucht friedlich und demokratisch ihre Ziele zu erreichen</text:span></text:p>
        </text:list-item>
        <text:list-item>
          <text:p text:style-name="P99"><text:span text:style-name="T100">Handelt im Vorteil der Natur</text:span></text:p>
        </text:list-item>
        <text:list-item>
          <text:p text:style-name="P101"><text:span text:style-name="T102">Interesse an Geschichte und Politik</text:span></text:p>
        </text:list-item>
        <text:list-item>
          <text:p text:style-name="P103"><text:span text:style-name="T104">Interessiert sich für Demokratie und Frieden</text:span></text:p>
        </text:list-item>
        <text:list-item>
          <text:p text:style-name="P105"><text:span text:style-name="T106">Neugierig nach Wissen (will zur Schule gehen, studiert später)</text:span></text:p>
        </text:list-item>
        <text:list-item>
          <text:p text:style-name="P107"><text:span text:style-name="T108">Widerstand stoppt sie nicht</text:span></text:p>
        </text:list-item>
        <text:list-item>
          <text:p text:style-name="P109"><text:span text:style-name="T110">Feste glaube daran, dass Demokratie für eine gerechtere Gesellschaft nötig ist</text:span></text:p>
        </text:list-item>
      </text:list>
      <text:p text:style-name="Standard"/>
      <text:soft-page-break/>
      <text:list text:style-name="LFO13" text:continue-numbering="true">
        <text:list-item>
          <text:p text:style-name="P111">Interaktion mit anderen Personen</text:p>
        </text:list-item>
      </text:list>
      <text:list text:style-name="LFO14" text:continue-numbering="true">
        <text:list-item>
          <text:p text:style-name="P112">Trennung mit Ehemann 1977: Ihr Ehemann beschuldigte sie mit einem anderen Parlamentsmitglied, der das gleiche behauptete, und bezeichnete sie als gemein und behauptet er hätte einen hohen Blutdruck wegen ihr. Der Richter entschied zugunsten Maathais Ehemann. Wangari Maathai behauptete danach, dass der Richter entweder inkompetent oder korrupt sei.</text:p>
        </text:list-item>
        <text:list-item>
          <text:p text:style-name="P113">Kommunikation per Brief an die „westliche Welt“</text:p>
        </text:list-item>
        <text:list-item>
          <text:p text:style-name="P114">Freundschaften mit anderen Kindern in der Schule</text:p>
        </text:list-item>
        <text:list-item>
          <text:p text:style-name="P115">Setzt sich für ihre Mitschüler ein</text:p>
        </text:list-item>
        <text:list-item>
          <text:p text:style-name="P116">Ihr Cousin zeigte ihr wie man schreibt, woraufhin Maathai beeindruckt war</text:p>
        </text:list-item>
        <text:list-item>
          <text:p text:style-name="P117">Zusammenarbeit mit Kerry Kennedy (Nicht der Präsident, sondern eine amerikanische Frau) in Menschenrechts und Demokratieorganisationen in Kenia</text:p>
        </text:list-item>
        <text:list-item>
          <text:p text:style-name="P118">Unterstützte die Wahlkampagne seines Ehemanns</text:p>
        </text:list-item>
      </text:list>
      <text:p text:style-name="Standard"/>
      <text:list text:style-name="LFO13" text:continue-numbering="true">
        <text:list-item>
          <text:p text:style-name="P119">Familiäre, freundschaftliche und intime Beziehungen</text:p>
        </text:list-item>
      </text:list>
      <text:list text:style-name="LFO14" text:continue-numbering="true">
        <text:list-item>
          <text:p text:style-name="P120">Dritte von sechs Kindern (2 Brüder)</text:p>
        </text:list-item>
        <text:list-item>
          <text:p text:style-name="P121">Gutes und enges Verhältnis zur Mutter</text:p>
        </text:list-item>
        <text:list-item>
          <text:p text:style-name="P122">Vater verließ seine Familie, um auf einer Farm von einem Weißen zu arbeiten</text:p>
        </text:list-item>
        <text:list-item>
          <text:p text:style-name="P123">Freundschaften mit andere Kindern</text:p>
        </text:list-item>
        <text:list-item>
          <text:p text:style-name="P124">Großmutter hatte einen großen Einfluss auf ihre Liebe zur Kultur und Geschichte</text:p>
        </text:list-item>
      </text:list>
      <text:p text:style-name="Standard"/>
      <text:list text:style-name="LFO13" text:continue-numbering="true">
        <text:list-item>
          <text:p text:style-name="P125">Eigenschaften (sensibel, munter, skeptisch, jähzornig, etc.)</text:p>
        </text:list-item>
      </text:list>
      <text:list text:style-name="LFO14" text:continue-numbering="true">
        <text:list-item>
          <text:p text:style-name="P126">Entschlossenheit in Betracht auf ihr Glauben und ihren Einsatz für die Demokratie</text:p>
        </text:list-item>
        <text:list-item>
          <text:p text:style-name="P127">Organisiert und hart arbeitend</text:p>
        </text:list-item>
        <text:list-item>
          <text:p text:style-name="P128">Schätzt die einfachen und kleinen Dinge im Leben wert</text:p>
        </text:list-item>
        <text:list-item>
          <text:p text:style-name="P129">Neugierig/Offenheit gegenüber anderen Kulturen</text:p>
        </text:list-item>
        <text:list-item>
          <text:p text:style-name="P130">Gastfreundlich (während ihrer Wahlkampagne hieß sie viele Leute willkommen, egal ob sie gute oder schlechte Absichten hatten)</text:p>
        </text:list-item>
        <text:list-item>
          <text:p text:style-name="P131">Sozial engagiert</text:p>
        </text:list-item>
      </text:list>
      <text:p text:style-name="Standard"/>
      <text:p text:style-name="Standard"/>
      <text:p text:style-name="P132">Bezug zum Bemühen um Frieden und Demokratie herstellen</text:p>
      <text:list text:style-name="LFO13" text:continue-numbering="true">
        <text:list-item>
          <text:p text:style-name="P133">Ängste</text:p>
        </text:list-item>
      </text:list>
      <text:list text:style-name="LFO14" text:continue-numbering="true">
        <text:list-item>
          <text:p text:style-name="P134">Verlust von Kultur durch Konvertierung zum Christentum/andere Religionen, Verwestlichung des Landes indem z.B. Bäuer*innen aufhören traditionelle Pflanzen zu pflanzen und stattdessen westliche Pflanzen wie z.B. Kaffee und Tee anzupflanzen</text:p>
        </text:list-item>
        <text:list-item>
          <text:p text:style-name="P135">Schlechte Umweltliche Bedingungen durch die Abholzung</text:p>
        </text:list-item>
        <text:list-item>
          <text:p text:style-name="P136">Diskriminierung wegen ihres Geschlechts</text:p>
        </text:list-item>
        <text:list-item>
          <text:p text:style-name="P137">Tötung/Folter/Verhaftung durch den Staat</text:p>
        </text:list-item>
        <text:list-item>
          <text:p text:style-name="P138">„Je knapper die Ressourcen werden, desto bitterer wird um den Rest gekämpft“ – Zitat von Wangari Maathai</text:p>
        </text:list-item>
      </text:list>
      <text:list text:style-name="LFO13" text:continue-numbering="true">
        <text:list-item>
          <text:p text:style-name="P139">Ideologie/Einstellung</text:p>
        </text:list-item>
      </text:list>
      <text:list text:style-name="LFO14" text:continue-numbering="true">
        <text:list-item>
          <text:p text:style-name="P140">„<text:bookmark-start text:name="_Hlk152083218"/>Grün“; ihr Ziel drehte sich immer um die Natur, insbesondere Bäume wie man es an dem Green Belt Movement sehen kann.</text:p>
        </text:list-item>
        <text:list-item>
          <text:p text:style-name="P141">Wunsch nach gerechterer Gesellschaft</text:p>
        </text:list-item>
        <text:list-item>
          <text:p text:style-name="P142">Für Demokratie und Frieden</text:p>
        </text:list-item>
        <text:list-item>
          <text:p text:style-name="P143">Glaubt daran, dass Demokratie und Frieden die Grundlagen für eine gerechte Gesellschaft sind</text:p>
        </text:list-item>
        <text:list-item>
          <text:p text:style-name="P144">Glaubt, dass Demokratie Gerechtigkeit und Gleichheit für alle bedeutet</text:p>
        </text:list-item>
        <text:list-item>
          <text:p text:style-name="P145">Frieden ist nicht nur kein Krieg, sondern auch kultureller, wirtschaftlicher und sozialer Frieden.</text:p>
        </text:list-item>
        <text:list-item>
          <text:p text:style-name="P146">Glaubt daran, dass Demokratie und Frieden nicht selbstverständlich sind, sondern dass sie aktiv verteidigt und gefördert werden müssen</text:p>
        </text:list-item>
        <text:list-item>
          <text:p text:style-name="P147">Glaubt daran, dass Natur, Demokratie und Frieden zusammenhängen, da ohne die Natur die Menschen gar nicht überleben können und dass die Natur wichtig für den Wohlstand ist</text:p>
        </text:list-item>
        <text:list-item>
          <text:p text:style-name="P148">Schätzt Kultur wert</text:p>
        </text:list-item>
      </text:list>
      <text:p text:style-name="Standard"><text:bookmark-end text:name="_Hlk152083218"/></text:p>
      <text:list text:style-name="LFO13" text:continue-numbering="true">
        <text:list-item>
          <text:p text:style-name="P149">Absicht</text:p>
        </text:list-item>
      </text:list>
      <text:list text:style-name="LFO14" text:continue-numbering="true">
        <text:list-item>
          <text:p text:style-name="P150">Setzt sich für Menschenrechte, Demokratie und Frieden ein</text:p>
        </text:list-item>
        <text:list-item>
          <text:p text:style-name="P151">Gleichberechtigung von Frauen und Männern</text:p>
        </text:list-item>
        <text:list-item>
          <text:p text:style-name="P152">Verbesserung der Umweltlichen Bedingungen</text:p>
        </text:list-item>
        <text:list-item>
          <text:p text:style-name="P153">Verbindung von Nachhaltigkeit mit Armutsbekämpfung und mit Profitablen wegen (Ausbildung von Frauen durch das Green Belt Movement, kleine Bezahlung fürs pflanzen von Bäumen)</text:p>
        </text:list-item>
      </text:list>
      <text:p text:style-name="Standard"/>
      <text:list text:style-name="LFO13" text:continue-numbering="true">
        <text:list-item>
          <text:p text:style-name="P154">Bezug zum Heimatland der Person</text:p>
        </text:list-item>
      </text:list>
      <text:list text:style-name="LFO15" text:continue-numbering="true">
        <text:list-item>
          <text:p text:style-name="P155">Welche politische Rolle nimmt die Person im Heimatland ein?</text:p>
        </text:list-item>
      </text:list>
      <text:list text:style-name="LFO16" text:continue-numbering="true">
        <text:list-item>
          <text:p text:style-name="P156">Frauenrechtlerin</text:p>
        </text:list-item>
        <text:list-item>
          <text:p text:style-name="P157">Umweltministerin</text:p>
        </text:list-item>
        <text:list-item>
          <text:p text:style-name="P158">Frauenrechtlerin</text:p>
        </text:list-item>
        <text:list-item>
          <text:p text:style-name="P159">Setzt sich für Demokratie, Frieden, Meinungsfreiheit ein</text:p>
        </text:list-item>
        <text:list-item>
          <text:p text:style-name="P160">Setzt sich gegen Korruption, Unterdrückung und Ungerechtigkeit ein</text:p>
        </text:list-item>
      </text:list>
      <text:list text:style-name="LFO15" text:continue-numbering="true">
        <text:list-item>
          <text:p text:style-name="P161">Mögliche Probleme, die in diesem Land herrschten</text:p>
        </text:list-item>
      </text:list>
      <text:list text:style-name="LFO17" text:continue-numbering="true">
        <text:list-item>
          <text:p text:style-name="P162">Ungleichberechtigung der Frauen</text:p>
        </text:list-item>
        <text:list-item>
          <text:p text:style-name="P163">Ethnische Konflikten (es gab 42 verschiedene Nationalitäten)</text:p>
        </text:list-item>
        <text:list-item>
          <text:p text:style-name="P164">Verlust von Tradition</text:p>
        </text:list-item>
        <text:list-item>
          <text:p text:style-name="P165">Verschlechterung der Umweltlichen Bedingungen durch Abholzung</text:p>
        </text:list-item>
        <text:list-item>
          <text:p text:style-name="P166">Flüsse trocknen aus</text:p>
        </text:list-item>
        <text:list-item>
          <text:p text:style-name="P167">Autokratische Regierungen</text:p>
        </text:list-item>
        <text:list-item>
          <text:p text:style-name="P168">Unterdrückung der Leute, Meinungsfreiheit etc.</text:p>
        </text:list-item>
        <text:list-item>
          <text:p text:style-name="P169">Schwer zugängliche Bildung</text:p>
        </text:list-item>
        <text:list-item>
          <text:p text:style-name="P170">Fehlen von Einkommen</text:p>
        </text:list-item>
        <text:list-item>
          <text:p text:style-name="P171">Mangelernährung</text:p>
        </text:list-item>
        <text:list-item>
          <text:p text:style-name="P172">Korruption</text:p>
        </text:list-item>
        <text:list-item>
          <text:p text:style-name="P173">Soziale Ungleichheit</text:p>
        </text:list-item>
      </text:list>
      <text:list text:style-name="LFO15" text:continue-numbering="true">
        <text:list-item>
          <text:p text:style-name="P174">Veränderungen (positiv oder negativ), die die Person im Heimatland erwirken konnte (in Bezug auf Friedens- und Demokratiepolitik)</text:p>
        </text:list-item>
      </text:list>
      <text:list text:style-name="LFO17" text:continue-numbering="true">
        <text:list-item>
          <text:p text:style-name="P175">Stärkung der Frauenrechte</text:p>
        </text:list-item>
        <text:list-item>
          <text:p text:style-name="P176">Mitgeholfen, dass Kenia von einer Autokratie zu einer Demokratie wird</text:p>
        </text:list-item>
        <text:list-item>
          <text:p text:style-name="P177">Verbesserung der Umweltlichen Bedingungen</text:p>
        </text:list-item>
      </text:list>
      <text:p text:style-name="Standard"/>
      <text:soft-page-break/>
      <text:p text:style-name="P178">vom Dokumentarfilm</text:p>
      <text:p text:style-name="P179"/>
      <text:p text:style-name="Standard">Mitte 1970er hatte Maathai Umweltforschung betrieben und hat bemerkt, dass sehr viel Abholzung betrieben wird und das Land immer mehr austrocknet. Frauen äußerten sich, dass sie nicht genug Feuerholz und Wasser hatten.</text:p>
      <text:p text:style-name="Standard">Sie sagt, dass zu viele Bäuerinnen ihr Land für Geld-Pflanzen wie z.B. Kaffee und Tee benutzen.</text:p>
      <text:p text:style-name="Standard"><text:bookmark-start text:name="_Hlk152084766"/>Wegen dem Feuerholz Mangel änderten viele ihre Koch Gewohnheiten. Sie konnten nicht mehr die traditionellen Gerichte kochen, weil sie dafür viel Feuerholz brauchten, weswegen sie mehr Kohlenhydrat reiche Gerichte kochten, die weniger, bis gar keine Proteine und Vitamine beinhalteten, wodurch viele Kinder Krankheiten bekamen, die durch Nährstoffmangel verursacht werden.</text:p>
      <text:p text:style-name="Standard">Beim Green Belt Movement waren den Forstwirten verwirrt, warum Maathai Frauen das Bäume-pflanzen beibringen wollte, weil man dafür ein Diplom brauchte aber Wangari Maathai meinte, dass man kein Diplom dafür braucht.</text:p>
      <text:p text:style-name="Standard">Ursprünglich wollten sie den Frauen samen für das Bäume-pflanzen geben aber sie haben sich dagegen entscheiden, weil die Bäuerinnen abhängig von dem Green Belt Movement werden würden.</text:p>
      <text:p text:style-name="Standard">Stattdessen sollten die Frauen Samen sammeln, um die Bäume zu pflanzen damit einheimische Bäume sich schneller vermehren konnten.</text:p>
      <text:p text:style-name="Standard"><text:bookmark-start text:name="_Hlk152084861"/><text:bookmark-end text:name="_Hlk152084766"/>Falls jemand es geschafft hat, einen Baum zu pflanzen der dann auch überlebt, wurde die Frau mit ungefähr 4 US-Cent bezahlt.</text:p>
      <text:p text:style-name="Standard"><text:bookmark-end text:name="_Hlk152084861"/>Eine Einheimische erzählt in einem kleinen Wald, wo früher kein Baum stand, dass es ungewöhnlich war, dass Frauen Bäume pflanzten.</text:p>
      <text:p text:style-name="Standard">Wangari Maathai meint, dass die Einwohner über „Symptome“ sprechen und, dass man die Gründe dieser Symptome verstehen musste. Der Grund sei die Abholzung des Landes.</text:p>
      <text:p text:style-name="Standard">Sie meint, dass wenn die Kultur entfernt wird (durch Kolonialheeren etc.), dann werden die Leute in einem Weg getötet.</text:p>
      <text:p text:style-name="Standard"/>
      <text:p text:style-name="Standard">Das Green Belt Movement wurde immer mehr zu einem Movement, dass nicht nur Bäume pflanzt, sondern das auch Leute inspiriert und Leuten beibringt, ihre Umweltlichen Rechte und ihre Menschen- sowie Frauenrechte zu beschützen.</text:p>
      <text:p text:style-name="Standard"/>
      <text:p text:style-name="Standard"><text:bookmark-start text:name="_Hlk152085317"/>Eine Einheimische sagt:</text:p>
      <text:p text:style-name="Standard">„Green Belt hat mir beigebracht, wie ich neue Pflanzen pflanze damit ich es nicht kaufen muss. Meine Kinder sind durch die bessere Nahrung gesünder.“</text:p>
      <text:p text:style-name="Standard"><text:bookmark-end text:name="_Hlk152085317"/></text:p>
      <text:p text:style-name="P180">Kenianische Regierung nach der Kolonialzeit</text:p>
      <text:p text:style-name="Standard">Die Regierung sah lange das Land, die Wälder etc. als Land des Staates („Land der Krone“) und holzten weiter ab, um Profit zu machen.</text:p>
      <text:p text:style-name="Standard">Es wurde abgeholzt, um Landwirtschaftliche Flächen für Tee und Kaffee Produktion zu schaffen.</text:p>
      <text:p text:style-name="Standard">Kritiker wurden verhaftet oder sogar getötet.</text:p>
      <text:soft-page-break/>
      <text:p text:style-name="Standard">Im Jahr 1989 wollte der damalige Präsident von Kenia ein Hochhaus und eine Statue von ihm im einzigen großen Park in Nairobi, der Hauptstadt Kenias, bauen. Wangari Maathai wollte protestieren.</text:p>
      <text:p text:style-name="Standard">Wangari Maathai schrieb ein Dokument, dass gegen dieses Projekt ging und forderte, dass es nicht zur Realisation kommt.</text:p>
      <text:p text:style-name="Standard">Die Parlamentarier und der Präsident äußerten sich in Frauenfeindlichen wegen. Der Präsident meine in einer öffentlichen Rede, dass nach afrikanischer Tradition Frauen ihren Männern folgen müssen.</text:p>
      <text:p text:style-name="Standard">Die internationalen Partner zogen sich zurück, wodurch das Geld für das Projekt fehlte, weswegen es nie zur Realisation kam.</text:p>
      <text:p text:style-name="Standard">Während ihres Studiums in Amerika änderte, Wangari ihre Denkweise über Frauen. Sie sah Frauen als mehr gleichberechtigt und als sie in Kenia wieder zurückkam wurde das zu ihrem Problem, da Frauen ihren Männern unterlegen waren.</text:p>
      <text:p text:style-name="Standard">In Zeiten wo die Regierung Korrupt und unterdrückend war, äußerte sich Wangari Maathai gegen die Regierung.</text:p>
      <text:p text:style-name="Standard">In Uhuru Park versammelten sich Frauen die gegen die Verhaftung ihrer Verwandten und Freunden wegen politischen Gründen. Sie hingen Plakate auf und forderten dies. Sie übergaben der Regierung ein Brief mit ihren Begründungen.</text:p>
      <text:p text:style-name="Standard">Wangari entschied, dass sie im „Freedom Corner“ in Form eines Hungerstreikes protestieren sollten. Sie wollten warten, bis die Verhafteten frei gelassen werden. Leute die Folter erfuhren Tritten dem Protest am dritten Tag bei und erzählten ihre Geschichten.</text:p>
      <text:p text:style-name="Standard">Am dritten Tag hat die Regierung mit Gewalt eingegriffen.</text:p>
      <text:p text:style-name="Standard">Die Frauen haben sich ausgezogen und kämpften gegen die Polizei, bis die Polizei sich zurückzog.</text:p>
      <text:p text:style-name="Standard">Wangari war nach dem Protest in einem Koma und die überlebenden Frauen brachten sie und andere verwundete Frauen in Krankenhäuser.</text:p>
      <text:p text:style-name="Standard">Wangari Maathai versuchte die Gesetze nicht zu brechen, weil das dem System eine Ausrede geben würde, sie zu beseitigen.</text:p>
      <text:p text:style-name="Standard">Wangari bemerkte, dass Präsidenten Zugang zu den nationalen Ressourcen hatten, wodurch sie diese ausnutzen können, um andere einheimische Völker zu schwächen.</text:p>
      <text:p text:style-name="Standard">Das Programm für Zivile und Umweltliche Edukation wurde im Green Belt Movement geschaffen.</text:p>
      <text:p text:style-name="Standard">Wangari Maathai hielt hunderte Seminare als Teile des Programms mit tausenden von Stammesältesten, um ihnen beizubringen, dass es kein ethnischer Konflikt war, sondern dass das politische System schuld war und das es an den Zivilisten hängt, sich politisch zu äußern, um Veränderung zu bringen.</text:p>
      <text:p text:style-name="Standard">Im Jahr 2002 tritt Moi, ein autoritärer Präsident, ab und ein liberales Bündnis an Parteien kam zur Macht.</text:p>
      <text:p text:style-name="Standard">Viele Soldaten fingen an Bäume zu pflanzen.</text:p>
      <text:p text:style-name="Standard">Das Green Belt Movement pflanzte über 35 Millionen Bäume.</text:p>
      <text:p text:style-name="Standard"/>
      <text:p text:style-name="Standard">Die Regierung holzte Karura Forest, ein öffentliches Stück Land ab und der Präsident gab es zu Politischen Partnern und Freunden. Das Green Belt Movement will daraufhin den Wald Neuanfplanzen. Arbeiter stoppten dies und drohten mit Gewalt, falls die Frauen den Wald betraten. Eventuell wurde Gewalt angewendet, woraus ein Protest resultierte gegen die Abholzung von<text:s/><text:soft-page-break/>öffentlichem Land. Es wurde in der ganzen Nation bekannt und aus jeder Bevölkerungsgruppe traten Protestoren bei, um die Abholzung zu stoppen. Die Regierung griff bald mit Gewalt ein. Nach einem Protest, der ein Jahr lang ging, wurde Konstruktion und Abholzung in Karura Forest gestoppt.</text:p>
      <text:p text:style-name="Standard"/>
      <text:p text:style-name="Standard">In der Nähe einer Kirche versammelten sich manchmal 500 bis 1000 Leute (vor allem Frauen) und sprachen über demokratische Ideale. Wangari Maathai und anderen Protestoren konnten sich im Notfall in dem Bunker der Kirche verstecken. Nach 11 Monaten zog sich Moi (der damalige Präsident) zurück und ließ die Kinder der Frauen frei.</text:p>
      <text:p text:style-name="Standard"/>
      <text:p text:style-name="P181">Britische Kolonialzeit Notizen</text:p>
      <text:p text:style-name="Standard">Die Briten kolonisierten Kenia in den 1880ern.</text:p>
      <text:p text:style-name="Standard">40 Einheimische Völkern lebten im heutigem Kenia.</text:p>
      <text:p text:style-name="Standard">Die Briten begangen viele Verbrechen gegen Völker die sich wehrten.</text:p>
      <text:p text:style-name="Standard">Andere Pflanzen sollten gepflanzt werden.</text:p>
      <text:p text:style-name="Standard">Leute wurden aus ihrer Heimat rausgeschmissen damit die Britten Land hatten.</text:p>
      <text:p text:style-name="Standard">Wälder wurden abgeholzt, um an Holz zu kommen.</text:p>
      <text:p text:style-name="Standard">Die Kultur wurde immer mehr Britisch und christlich.</text:p>
      <text:p text:style-name="Standard">Idee: Zeitstrahl, um Hintergrundwissen zur Regierung zu übermitteln</text:p>
      <text:p text:style-name="Standard"/>
      <text:p text:style-name="P182">Kolonialzeit (Ende des 19. Jahrhunderts bis 1963)</text:p>
      <text:p text:style-name="Standard">Kein demokratisches System, politische Gegner wurden eingesperrt/getötet)</text:p>
      <text:p text:style-name="Standard"/>
      <text:p text:style-name="P183">Nach der Unabhängigkeit (1963 bis ca. 2002)</text:p>
      <text:p text:style-name="Standard">Präsident bestimmte den Nachfolger, der dann durch eine Wahl bestätigt wird</text:p>
      <text:p text:style-name="Standard">Unterdrückung politischer Gegner, Wahlbetrug</text:p>
      <text:p text:style-name="Standard">Multi Parteien Staat aber eine Autokratie</text:p>
      <text:p text:style-name="Standard">Wahlen waren irregulär (z.B. konnte Daniel arap Moi 24 Jahre lang an der Macht als Präsident bleiben, es gab aber nur 2 Wahlen)</text:p>
      <text:p text:style-name="Standard"/>
      <text:p text:style-name="P184">Nach Daniel arap Moi (2002 bis heute)</text:p>
      <text:p text:style-name="Standard">National Alliance of Rainbow Coalition (Liberale, Pro-Demokratische Parteien Bündnis) kam an die Macht</text:p>
      <text:p text:style-name="Standard">Weniger bis gar keine Gewalt gegen Opposition</text:p>
      <text:p text:style-name="Standard"/>
      <text:p text:style-name="Standard"/>
      <text:p text:style-name="Standard"/>
      <text:p text:style-name="Standard"/>
      <text:p text:style-name="P185">Seminare zur Demokratie Infos</text:p>
      <text:p text:style-name="Standard">Das Programm, unter dem die Seminare stattfanden, hieß „Civic and Environmental Education“ und wurde vom Green Belt Movement organisiert.</text:p>
      <text:p text:style-name="P186">Beispielhafter Ablauf eines Seminars:</text:p>
      <text:p text:style-name="Standard">Die Teilnehmer*innen wurden befragt, was für Probleme sie in ihren Gemeinden und allgemein in Kenia haben.</text:p>
      <text:p text:style-name="Standard">Die Teilnehmer*innen waren der Meinung, dass die Regierung schuld an den Problemen sei.</text:p>
      <text:p text:style-name="Standard">Die Teilnehmer*innen wurden belehrt, dass viele der Probleme von ihnen selbst verursacht wurden.</text:p>
      <text:p text:style-name="Standard">Der Lehrer meinte, dass wenn die Teilnehmer*innen Probleme hatten, dass sie etwas falsch gemacht haben. Es sei so, als ob man die falschen Schritte gegangen ist (oder mit dem falschen Bus gefahren ist). Man endet dann an einem falschen Ort und hat viele Probleme, die dadurch verursacht werden.</text:p>
      <text:p text:style-name="Standard">Die Teilnehmer*innen wurden danach gefragt, wieso jemand sich verirrt. Die Antworten wurden aufgeschrieben.</text:p>
      <text:p text:style-name="Standard">Die Teilnehmer*innen wurden darauffolgend gefragt, ob sie glauben, dass sie diese Probleme haben, weil sie den falschen Weg gegangen sind.</text:p>
      <text:p text:style-name="Standard">Die Teilnehmer*inne wurden dann befragt, wieso sie sich verirrt haben und haben das mithilfe der schon aufgeschriebenen Antworten, wieso sich überhaupt jemand verirrt, ermittelt.</text:p>
      <text:p text:style-name="Standard">Die Teilnehmer*innen kamen zum Entschluss, dass mehr Bildung gebraucht wird, besonders bei den Kindern. Die Bildung würde dazu führen, dass die Teilnehmer*innen dann den Mut haben, den „Bus“ Fahrer (also die Regierung) zu konfrontieren.</text:p>
      <text:p text:style-name="Standard">Dieses Seminar brach bei, dass es ein wichtiger Teil der Demokratie ist, Fragen zu stellen und auch mal die Regierung mit diesen Fragen zu konfrontieren.</text:p>
      <text:p text:style-name="Standard"/>
      <text:p text:style-name="P187">Protest 1992</text:p>
      <text:p text:style-name="Standard">Frauen versammelten sich im Uhuru Park, um der Regierung<text:s/>Druck<text:s/>zu machen, ihre Söhne, Freunde und andere Verwandte freizulassen, die wegen politischen Gründen (also negative Aussagen zur Regierung) verhaftet wurden.<text:s/></text:p>
      <text:p text:style-name="Standard">Sie hingen Plakate in der Stadt auf, auf denen ihre Anforderungen stehen. Danach gingen sie zu einem Berater der Regierung und gaben ihm ein Dokument, das Argumente beinhaltete.</text:p>
      <text:p text:style-name="Standard">Der Berater sagte, dass die Regierung etwas machen wird (lüge).</text:p>
      <text:p text:style-name="Standard">Wangari Maathai entschied sich, einen Hungerstreik in dem Freedom Corner anzufangen, der so lange dauerte, bis ihre Anforderungen befriedigt wurden.</text:p>
      <text:p text:style-name="Standard">Am dritten Tag des Hungerstreiks fingen an, Leute zu kommen, die Opfer von Folter waren und es den Protestoren erzählten.</text:p>
      <text:p text:style-name="Standard">Die Regierung antwortete am dritten Tag mit Gewalt, woraufhin die Frauen sich auszogen. Die Logik dahinter war, dass nach afrikanischer Tradition jede Frau, die ungefähr so alt ist wie deine eigene Mutter, ist auch deine Mutter und muss genauso respektvoll behandelt werden. Also war es für die Soldaten und Polizisten so, als ob sie ihre eigenen Mütter verletzten.<text:s/></text:p>
      <text:soft-page-break/>
      <text:p text:style-name="Standard">Wangari Maathai wurde besonders stark verletzt und war in einem Koma. Die Protestoren brachen Maathai und andere verletzte Protestoren in Krankenhäuser.</text:p>
      <text:p text:style-name="Standard">Am nächsten Tag kehrten die Frauen zurück zu Uhuru Park. Eine Kirche hat ihnen angeboten, sich in ihrem Bunker zu verstecken, was sie auch taten.</text:p>
      <text:p text:style-name="Standard">Insgesamt 11 Monate verbrachten sie in der Kirche. Es trafen sich viele Leute, manchmal sogar bis zu 1000 und sprachen über Demokratie und die Regierung. Bei den Treffungen wurden die Leute belehrt, dass es falsch ist Leute wegen ihren politischen Meinungen einzusperren und friedliche Proteste wie ihr geradigere legal sein sollten.</text:p>
      <text:p text:style-name="Standard">Nach den 11 Monaten wurden die Leute, die wegen ihren politischen Meinungen verhaftet wurden, freigelassen.</text:p>
      <text:p text:style-name="Standard"/>
      <text:p text:style-name="P188">Protest 1989</text:p>
      <text:p text:style-name="Standard">Wangari Maathai hat erlernt, dass die Regierung einen Wolkenkratzer sowie eine Statue des Präsidenten im Uhuru Park, einer der wenigen Parks, errichten wollte.</text:p>
      <text:p text:style-name="Standard">Sie schrieb Nachrichten, die gegen die Errichtung argumentieren, zu den Kenya Times (Nachrichten Agentur), dem Präsident, der Nairobi City Commission, dem Minister für Umwelt und Resourßenmanagement, den Direktoren der UNEP (United Nations Environment Program), dem Environment Liaison Centre International, dem Direktor der United Nations Educational, Scientific and Cultural Organization (UNESCO, dem Ministerium für öffentliche Arbeiten und vielen andere Organisationen.</text:p>
      <text:p text:style-name="Standard">Sie meinte, dass diese Projekt so wäre, als ob ein Wolkenkratzer in einem großem Nationalpark in andere Großstädten wie z.B. dem New Yorker Central Park gebaut werden würde, was die Leute dort auch für unsinnig hielten.</text:p>
      <text:p text:style-name="Standard">Am 12. Dezember 1989 hielt der Präsident im Uhuru Park eine Rede und meinte, dass Wangari Maathai wie eine traditionelle Frau Männer respektieren sollte.</text:p>
      <text:p text:style-name="Standard">Die Regierung hat sie gezwungen ihr Office zu verlassen und sie musste dann das Green Belt Movement von ihrem Haus aus organisieren. Danach unternahm die Regierung eine Untersuchung des Green Belt Movements, um es zu schließen, aber sie fanden keinen Grund für sie Schließung und ließen es deswegen.</text:p>
      <text:p text:style-name="Standard">Ihre Proteste und ihr Auftreten in den Medien führten dazu, dass ausländische Investoren ihre Investitionen zurücknamen, wodurch es zum Abbruch des Projekts im Januar 1990 kam.</text:p>
      <text:p text:style-name="Standard"/>
      <text:p text:style-name="P189">Protest um dem Karura Forest 1998</text:p>
      <text:p text:style-name="Standard">Im Sommer 1998 lernte Maathai einen Plan der Regierung kennen, der den Verkauf von öffentlichem Land im Karura Forest in der Nähe von Nairobi vorsieht (die Käufer wären KANU-Unterstützer).</text:p>
      <text:p text:style-name="Standard">Wangari Maathai protestiere, indem sie Briefe an die Regierung und Presse schickte. Sie pflanzte mit dem Green Belt Movement Bäume im Karura Forest und protestierte gegen die Zerstörung des Waldes.</text:p>
      <text:p text:style-name="Standard">Am 8. Januar 1999 kehrten Maathai und andere Protestoren zum Wald zurück, um Bäume zu pflanzen, der Eingang war allerdings von Arbeitern blockiert. Als die Gruppe versuchte, einen Baum zu pflanzen, wurde sie von den Arbeitern attackiert. Als sie den Angriff der Polizei meldete, weigerte sich diese etwas zu unternehmen. Die Attacke war von den Protestoren gefilmt worden, wodurch<text:s/><text:soft-page-break/>Wut gegen die Regierung entstand. Studenten fingen an in Nairobi zu protestieren. Manche Proteste wurden von der Polizei gewaltvoll unterdrückt. Die Proteste wurden fortgeführt, bis am 16. August 1999 der Präsident öffentlich machte, dass er den Verkauf von öffentlichem Land verbot.</text:p>
      <text:p text:style-name="Standard"/>
      <text:p text:style-name="Standard"/>
      <text:p text:style-name="P190"><text:bookmark-start text:name="_Hlk152085883"/>Die Wahl im Jahr 1992</text:p>
      <text:p text:style-name="Standard">Im Jahre 1992 wurde eine Wahl in Kenya gehalten mit mehr als einer Partei (davor regierte nur die KANU).</text:p>
      <text:p text:style-name="Standard">Wangari Maathai versuchte während der Wahl die Opposition zur KANU zu vereinigen da viele Parteien wegen internalen Konflikten auseinanderbrachen und wichtige Personen neue Parteien gründeten.</text:p>
      <text:p text:style-name="Standard">Wangari Maathai gründete die „Middle Ground Group“ um die Opposition zu vereinigen. Maathai wurde als die Vorsitzende gewählt. Außerdem gründete sie das „Movement for Free and Fair Elections“.</text:p>
      <text:p text:style-name="Standard">Die Opposition konnte sich nicht vereinigen, weswegen die KANU die wahl gewann.</text:p>
      <text:p text:style-name="Standard"><text:bookmark-end text:name="_Hlk152085883"/></text:p>
      <text:p text:style-name="P191"><text:bookmark-start text:name="_Hlk152085981"/>Ethnische Konflike 1993</text:p>
      <text:p text:style-name="Standard">Die verschiedenen Ethnischen Gruppen fingen an sich mit Gewalt auseinanderzusetzen.</text:p>
      <text:p text:style-name="Standard">Wangari Maathai reiste mit ihren Freund*innen und der Presse zu Regionen, wo Gewalt herrschte, und versuchte sie zu üyberzeugen mit der Gewaltvollen Auseinandersetzung aufzuhören.</text:p>
      <text:p text:style-name="Standard">Sie pflanzte mit dem Green Belt Movement „Bäume des Friedens“ aber die Regierung fing an, sie zu konfrontieren. Die Regierung verbot das Betreten von Bereichen, wo ethnische Probleme herrschten und beschuldigten Maathai, dass sie eine Offensive der Kikuyu gegen die Kalenjins plant, indem sie Nachrichten verteilt. Einer ihrer Freundinnen (Dr. Makanga) wurde gekidnappt, weswegen sie sich entschied, unterzutauchen.</text:p>
      <text:p text:style-name="Standard">Sie wurde zu einem Treffen in Tokyo des Green Cross International eingeladen, die von dem Ex-Sowjet Führer Mikhail Gorbachev gegründet wurde, woraufhin sie sagte, dass sie daran zweifelt, dass die Regierung sie verreisen lassen würde. Gorbachev forderte die kenianische Regierung daraufhin auf, dass sie Wangari Maathai frei verreisen lässt, was sie auch akzeptierte.</text:p>
      <text:p text:style-name="Standard"><text:bookmark-end text:name="_Hlk152085981"/></text:p>
      <text:p text:style-name="Standard"/>
      <text:p text:style-name="P192">Die Wahl im Jahr 1997</text:p>
      <text:p text:style-name="Standard">Wangari Maathai versuchte wieder die Opposition zu vereinigen, war aber unerfolgreich.</text:p>
      <text:p text:style-name="Standard">Sie ließ sie als Kandidat für das Parlament aufstellen und als Kandidat für den Präsident der Liberal Party (grüne Partei). Am Tag der Wahl verbreitete sich ein Rumor, dass Maathai sich von der Wahl zurückgezogen habe und ein anderer Kandidat an ihrer Stelle war. Maathai verlor die Wahl.</text:p>
      <text:p text:style-name="Standard"/>
      <text:p text:style-name="P193">Das Jahr 2001 und 2002</text:p>
      <text:soft-page-break/>
      <text:p text:style-name="Standard">Im Jahr 2001 wollte die Regierung wieder öffentliches Land ihren Unterstützern schenken. Wangari Maathai protestierte, indem sie Unterschriften gegen das Vorhaben sammelte. Am 7 März 2001 wurde sie dann verhaftet. Am nächsten Tag wurde sie freigelassen, da die Leute gegen ihre Verhaftung protestierten und es auch internationalen Druck gab. Am 7. Juli 2001 wurde sie kurz nachdem sie Bäume im Uhuru Park gepflanzt hat, wieder verhaftet, wurde aber noch am gleichen Tag freigelassen. Sie reiste im Jahr 2002 zur USA, um an einer Universität über das Green Belt Movement zu unterrichten und blieb da bis zum Juni 2002.</text:p>
      <text:p text:style-name="Standard"/>
      <text:p text:style-name="P194">Die Wahl im Jahr 2002</text:p>
      <text:p text:style-name="Standard">Wangari Maathai kandidierte im Jahr 2002 wieder für das Parlament, diesmal aber als Teil der National Rainbow Coalition, einem Verbund aus zwei Liberalen Parteien, der National Alliance Party of Kenya und der Liberal Democratic Party. Am 27. Dezember löste die National Rainbow Coalition die Kenya African National Union als regierende Partei ab. Wangari Maathai gewann in der Tetu Constituency mit 98% der Stimmen und wurde ins Parlament gewählt.</text:p>
      <text:p text:style-name="Standard">Sie wurde als Minister Assistent für das Ministerium für Umwelt und Natürlichen Ressourcen ausgewählt und hielt diese Position bis zum November 2005.</text:p>
      <text:p text:style-name="Standard">Sie gründete im Jahr 2003 die Mazingira Green Party of Kenya.</text:p>
      <text:p text:style-name="Standard"/>
      <text:p text:style-name="P195">Die Wahl im Jahr 2007</text:p>
      <text:p text:style-name="Standard">Wangari Maathai stellte sich als Parlamentskandidat für die Party of National Unity (PNU) auf, verlor aber und entschied sich stattdessen in einer kleineren Partei zu kandidieren. Sie verlor in bei den Wahlen im Dezember 2007. Maathai forderte eine Neuzählung der Stimmen und meinte, dass beide Seiten sich so fühlen sollten, als ob die Wahl fair ist.</text:p>
      <text:p text:style-name="Standard"/>
      <text:p text:style-name="P196"><text:bookmark-start text:name="_Hlk152086191"/>2005-2011</text:p>
      <text:p text:style-name="Standard">Am 28 März 2005 wurde Wangari Maathai zum ersten Präsidenten der African Union’s Economic, Social and Cultural Council (ECOSCO).</text:p>
      <text:p text:style-name="Standard">Sie unterstützte die „Billion Tree Campaign“, ein Projekt, das eine Milliarde Bäume pflanzen wollte.</text:p>
      <text:p text:style-name="Standard">Das Programm war von dem United Nations Environment Programme (UNEP) organisiert.<text:s/></text:p>
      <text:p text:style-name="Standard">Es markierte den Zusammenhalt und die Zusammenarbeit hunderter Nationen und auch nicht politischer Organisationen an dem Ziel, Bäume zu pflanzen, um die Umweltliche Bedingungen zu verbessern.</text:p>
      <text:p text:style-name="Standard"><text:bookmark-end text:name="_Hlk152086191"/></text:p>
      <text:p text:style-name="Standard"/>
      <text:p text:style-name="Standard"/>
      <text:p text:style-name="Standard"/>
      <text:p text:style-name="P197">Preise, die Wangari Maathai bekommen hat</text:p>
      <text:p text:style-name="Standard">1984: Right Livelihood Award:</text:p>
      <text:p text:style-name="Standard">Anerkennung für außergewöhnliche Leistungen im Bereich Umweltschutz und sozialer Gerechtigkeit</text:p>
      <text:soft-page-break/>
      <text:p text:style-name="Standard">1986: Better World Society:</text:p>
      <text:p text:style-name="Standard">Anerkennung für Beiträge zur Schaffung einer besseren Welt und Förderung positiver Veränderungen</text:p>
      <text:p text:style-name="Standard">1987: Global 500 Roll of Honour:</text:p>
      <text:p text:style-name="Standard">Ehrung für herausragende Beiträge zum Umweltschutz und zur Erhaltung der natürlichen Ressourcen</text:p>
      <text:p text:style-name="Standard">1991: Goldman Environmental Prize:</text:p>
      <text:p text:style-name="Standard">Anerkennung für außerordentliche Umweltaktivitäten und Einsatz für ökologische Nachhaltigkeit</text:p>
      <text:p text:style-name="P198">1991: The Hunger Project’s Africa Prize for Leadership:</text:p>
      <text:p text:style-name="Standard">Auszeichnung für herausragende Führungsqualitäten im Kontext von Initiativen zur Überwindung von Hunger und Armut in Afrika</text:p>
      <text:p text:style-name="P199">1993: Edinburgh Medal (for „Outstanding contribution to Humanity trough Science”)</text:p>
      <text:p text:style-name="Standard">Anerkennung für herausragende Beiträge zur Menschheit durch wissenschaftliche Errungenschaften</text:p>
      <text:p text:style-name="Standard">1993: Jane Addams Leadership Award:</text:p>
      <text:p text:style-name="Standard">Anerkennung für Führungsqualitäten im Sinne von sozialem Engagement und Friedensarbeit</text:p>
      <text:p text:style-name="Standard">1993: Benedictine College Offeramus Medal:</text:p>
      <text:p text:style-name="Standard">Ehrung für besondere Verdienste im Dienste der Gemeinschaft</text:p>
      <text:p text:style-name="Standard">1994: The Golden Ark:</text:p>
      <text:p text:style-name="Standard">Anerkennung für außerordentliche Bemühungen im Naturschutz und Tierschutz</text:p>
      <text:p text:style-name="Standard">2001: The Juliet Hollister Award:</text:p>
      <text:p text:style-name="Standard">Anerkennung für Förderung von interreligiösem Verständnis und Frieden</text:p>
      <text:p text:style-name="P200">2003: Global Environment Award, World Association of Non-Governmental Organizations:</text:p>
      <text:p text:style-name="Standard">Auszeichnung für bedeutende Beiträge zum Umweltschutz von Nichtregierungsorganisationen</text:p>
      <text:p text:style-name="P201">2004: Conservation Scientist Award from Columbia University:</text:p>
      <text:p text:style-name="Standard">Anerkennung für wissenschaftliche Leistungen im Bereich Naturschutz</text:p>
      <text:p text:style-name="Standard">2004: J.Sterling Morton Award:</text:p>
      <text:p text:style-name="Standard">Ehrung für besondere Verdienste um die Förderung von Baumpflanzungen und Naturschutz</text:p>
      <text:p text:style-name="Standard">2004: Petra Kelly Prize:</text:p>
      <text:p text:style-name="Standard">Anerkennung für Engagement im Bereich Umweltschutz und soziale Gerechtigkeit</text:p>
      <text:p text:style-name="Standard">2004: Sophie Prize:</text:p>
      <text:p text:style-name="Standard">Auszeichnung für außergewöhnliche Anstrengungen im Umweltschutz</text:p>
      <text:p text:style-name="Standard">2004: Nobel Peace Prize:</text:p>
      <text:p text:style-name="Standard">Hoch anerkannte internationale Auszeichnung für außergewöhnliche Beiträge zur Förderung des Friedens</text:p>
      <text:p text:style-name="Standard">2006: Legion d’honneur:</text:p>
      <text:p text:style-name="Standard">Eine der höchsten Auszeichnungen Frankreichs für Verdienste in verschiedenen Bereichen</text:p>
      <text:soft-page-break/>
      <text:p text:style-name="P202">2006: Doctor of Public Service (honorary degree), University of Pittsburgh:</text:p>
      <text:p text:style-name="Standard">Ehrendoktorwürde für herausragende öffentliche Dienste und Engagement</text:p>
      <text:p text:style-name="Standard">2007: World Citizenship Award:</text:p>
      <text:p text:style-name="Standard">Anerkennung für weltbürgerliche Verdienste und Beitrag zur globalen Gemeinschaft</text:p>
      <text:p text:style-name="P203">2007: Livingstone Medal from Royal Scottish Geographical Society:</text:p>
      <text:p text:style-name="Standard">Ehrung für herausragende Beiträge zur Geografie und Umweltforschung</text:p>
      <text:p text:style-name="Standard">2007: Indira Gandhi Prize:</text:p>
      <text:p text:style-name="Standard">Auszeichnung für außerordentlichen Beitrag zur internationalen Zusammenarbeit, Frieden und Entwicklung</text:p>
      <text:p text:style-name="P204">2007: Cross of the Order of St. Benedict:</text:p>
      <text:p text:style-name="Standard">Orden für besondere Verdienste im Sinne der benediktinischen Werte</text:p>
      <text:p text:style-name="P205">2008: The Elizabeth Blackwell Award from Hobart und William Smith Colleges:</text:p>
      <text:p text:style-name="Standard">Anerkennung für besondere Beiträge im Bereich Bildung und Frauenrechte</text:p>
      <text:p text:style-name="P206">2009: NAACP Image Award – Chairman’s Award (with AI Gore):</text:p>
      <text:p text:style-name="Standard">Anerkennung durch die NAACP für herausragende Leistungen und Führung</text:p>
      <text:p text:style-name="P207">2009: Grand Cordon of the Order of the Rising Sun of Japan:</text:p>
      <text:p text:style-name="Standard">Hohe japanische Auszeichnung für außergewöhnliche Verdienste</text:p>
      <text:p text:style-name="Standard">2011: The Nichols-Chancellor’s Medal verleiht von der Vanderbilt University:</text:p>
      <text:p text:style-name="Standard">Anerkennung durch Vanderbilt University für bedeutende Beiträge zur Gesellschaft</text:p>
      <text:p text:style-name="P208">2013: Dcotor of Science (honorary degree), Syracuse University, New York:</text:p>
      <text:p text:style-name="Standard">Ehrendoktorwürde für herausragende wissenschaftliche Leistungen</text:p>
      <text:p text:style-name="Standard">2020: The Perfect World Award by The Perfect World Foundation:</text:p>
      <text:p text:style-name="Standard">Anerkennung für außergewöhnliche Beiträge zum Umweltschutz</text:p>
      <text:p text:style-name="Standard"/>
      <text:p text:style-name="P209"/>
      <text:p text:style-name="Standard"/>
      <text:p text:style-name="Standard"/>
      <text:p text:style-name="Standard"/>
      <text:p text:style-name="Standard">Bis hierhin alles von<text:s/><text:a xlink:href="https://de.wikipedia.org/wiki/Wangari_Maathai" office:target-frame-name="_top" xlink:show="replace"><text:span text:style-name="Hyperlink">Wangari Maathai – Wikipedia</text:span></text:a></text:p>
      <text:p text:style-name="Standard"/>
      <text:p text:style-name="Standard">Zwei weitere Medien:</text:p>
      <text:p text:style-name="Standard">Buch: Bäume für Kenia: die Geschichte der Wangari Maathai (Erik hat es gekauft)</text:p>
      <text:p text:style-name="Standard"><text:a xlink:href="https://www.youtube.com/watch?v=G3My-B4NtOI" office:target-frame-name="_top" xlink:show="replace"><text:span text:style-name="Hyperlink">Dokume</text:span><text:bookmark-start text:name="_Hlt151644866"/><text:bookmark-start text:name="_Hlt151644867"/><text:span text:style-name="Hyperlink">n</text:span><text:bookmark-end text:name="_Hlt151644866"/><text:bookmark-end text:name="_Hlt151644867"/><text:span text:style-name="Hyperlink">ta</text:span><text:bookmark-start text:name="_Hlt151647810"/><text:bookmark-start text:name="_Hlt151647811"/><text:span text:style-name="Hyperlink">r</text:span><text:bookmark-end text:name="_Hlt151647810"/><text:bookmark-end text:name="_Hlt151647811"/><text:span text:style-name="Hyperlink">film</text:span></text:a><text:s/>(auf Englisch, aber ich habe keine anderen gefunden)</text:p>
      <text:p text:style-name="Standard"/>
      <text:p text:style-name="Standard">Von<text:s/><text:a xlink:href="https://www.laboratorium-nachhaltigkeit.de/wangari-maathai-vom-kleinen-gaertchen-zum-grossen-impact-wie-die-gruenderin-des-green-belt-movement-zur-nachhaltigkeitsaktivistin-wurde/" office:target-frame-name="_top" xlink:show="replace"><text:span text:style-name="Hyperlink">Wangari Maathai: Vom kleinen Gärtchen zum großen Impact — Wie die Gründerin des Green Belt Movement zur Nachhaltigkeitsaktivistin wurde (laboratorium-nachhaltigkeit.de)</text:span></text:a>:</text:p>
      <text:list text:style-name="LFO18" text:continue-numbering="true">
        <text:list-item>
          <text:p text:style-name="P210">Sie gründete das Unternehmen Mivuko</text:p>
        </text:list-item>
        <text:list-item>
          <text:p text:style-name="P211">Mivuko machte aus den Samen der Bäume, die das Green Belt Movement pflanzte, Schmuck und andere Produkte</text:p>
        </text:list-item>
      </text:list>
      <text:p text:style-name="Standard">Quellen:</text:p>
      <text:p text:style-name="Standard">Wikipedia</text:p>
      <text:p text:style-name="Standard"><text:a xlink:href="https://www.laboratorium-nachhaltigkeit.de/wangari-maathai-vom-kleinen-gaertchen-zum-grossen-impact-wie-die-gruenderin-des-green-belt-movement-zur-nachhaltigkeitsaktivistin-wurde/" office:target-frame-name="_top" xlink:show="replace"><text:span text:style-name="Hyperlink">Wangari Maathai: Vom kleinen Gärtchen zum großen Impact — Wie die Gründerin des Green Belt Movement zur Nachhaltigkeitsaktivistin wurde (laboratorium-nachhaltigkeit.de)</text:span></text:a></text:p>
      <text:p text:style-name="Standard"><text:a xlink:href="https://www.welt-der-frauen.at/wangari-maathai/" office:target-frame-name="_top" xlink:show="replace"><text:span text:style-name="Hyperlink">Wangari Maathai: Die Mutter der Bäume (welt-der-frauen.at)</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style:language-asian="de" style:country-asian="DE" fo:hyphenate="true"/>
    </style:style>
    <style:style style:name="Strong" style:display-name="Strong" style:family="text" style:parent-style-name="DefaultParagraphFont">
      <style:text-properties fo:font-weight="bold" style:font-weight-asian="bold" style:font-weight-complex="bol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InhaltÜberschrift" style:display-name="InhaltÜberschrift" style:family="paragraph" style:parent-style-name="Standard">
      <style:paragraph-properties fo:line-height="103%"/>
      <style:text-properties fo:font-weight="bold" style:font-weight-asian="bold" style:font-weight-complex="bold" fo:font-size="15pt" style:font-size-asian="15pt" style:font-size-complex="15pt" fo:hyphenate="false"/>
    </style:style>
    <style:style style:name="b2li" style:display-name="b2li"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style:language-asian="de" style:country-asian="DE" fo:hyphenate="true"/>
    </style:style>
    <style:style style:name="HTMLCite" style:display-name="HTML Cite"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number text:level="1" style:num-suffix=")" style:num-format="a" style:num-letter-sync="true"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win Gruenitz</meta:initial-creator>
    <dc:creator>erik1114g@gmail.com</dc:creator>
    <meta:creation-date>2023-11-28T17:30:00Z</meta:creation-date>
    <dc:date>2023-11-30T15:01:00Z</dc:date>
    <meta:template xlink:href="Normal" xlink:type="simple"/>
    <meta:editing-cycles>7</meta:editing-cycles>
    <meta:editing-duration>PT0S</meta:editing-duration>
    <meta:document-statistic meta:page-count="15" meta:paragraph-count="69" meta:word-count="4761" meta:character-count="34691" meta:row-count="249" meta:non-whitespace-character-count="29999"/>
  </office:meta>
</office:document-meta>
</file>